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Segoe UI" svg:font-family="'Segoe UI', Tahoma, Verdana, Sans-Serif"/>
    <style:font-face style:name="Times New Roman1" svg:font-family="'Times New Roman', Serif"/>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6" style:family="table">
      <style:table-properties style:width="10.1069in" fo:margin-left="-0.1104in" fo:margin-right="-0.5715in" table:align="margins"/>
    </style:style>
    <style:style style:name="Table16.A" style:family="table-column">
      <style:table-column-properties style:column-width="0.4479in" style:rel-column-width="2904*"/>
    </style:style>
    <style:style style:name="Table16.B" style:family="table-column">
      <style:table-column-properties style:column-width="2.7188in" style:rel-column-width="17628*"/>
    </style:style>
    <style:style style:name="Table16.C" style:family="table-column">
      <style:table-column-properties style:column-width="2.75in" style:rel-column-width="17831*"/>
    </style:style>
    <style:style style:name="Table16.E" style:family="table-column">
      <style:table-column-properties style:column-width="0.6875in" style:rel-column-width="4457*"/>
    </style:style>
    <style:style style:name="Table16.F" style:family="table-column">
      <style:table-column-properties style:column-width="0.7535in" style:rel-column-width="4884*"/>
    </style:style>
    <style:style style:name="Table16.A1" style:family="table-cell">
      <style:table-cell-properties fo:padding-left="0.075in" fo:padding-right="0.075in" fo:padding-top="0in" fo:padding-bottom="0in" fo:border="0.0069in solid #00000a" style:writing-mode="lr-tb"/>
    </style:style>
    <style:style style:name="Table16.E1" style:family="table-cell">
      <style:table-cell-properties fo:padding-left="0.0069in" fo:padding-right="0.0069in" fo:padding-top="0in" fo:padding-bottom="0in" fo:border="0.0069in solid #00000a" style:writing-mode="lr-tb"/>
    </style:style>
    <style:style style:name="Table16.A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16.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17" style:family="table">
      <style:table-properties style:width="9.9465in" fo:margin-left="-0.075in" table:align="left"/>
    </style:style>
    <style:style style:name="Table17.A" style:family="table-column">
      <style:table-column-properties style:column-width="0.4167in"/>
    </style:style>
    <style:style style:name="Table17.B" style:family="table-column">
      <style:table-column-properties style:column-width="2.6549in"/>
    </style:style>
    <style:style style:name="Table17.C" style:family="table-column">
      <style:table-column-properties style:column-width="2.6875in"/>
    </style:style>
    <style:style style:name="Table17.D" style:family="table-column">
      <style:table-column-properties style:column-width="2.875in"/>
    </style:style>
    <style:style style:name="Table17.E" style:family="table-column">
      <style:table-column-properties style:column-width="0.6875in"/>
    </style:style>
    <style:style style:name="Table17.F" style:family="table-column">
      <style:table-column-properties style:column-width="0.625in"/>
    </style:style>
    <style:style style:name="Table17.A1" style:family="table-cell">
      <style:table-cell-properties fo:padding-left="0.075in" fo:padding-right="0.075in" fo:padding-top="0in" fo:padding-bottom="0in" fo:border="0.0069in solid #00000a" style:writing-mode="lr-tb"/>
    </style:style>
    <style:style style:name="Table17.E1" style:family="table-cell">
      <style:table-cell-properties fo:padding-left="0.0069in" fo:padding-right="0.0069in" fo:padding-top="0in" fo:padding-bottom="0in" fo:border="0.0069in solid #00000a" style:writing-mode="lr-tb"/>
    </style:style>
    <style:style style:name="Table17.A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17.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18" style:family="table">
      <style:table-properties style:width="9.9465in" fo:margin-left="-0.075in" table:align="left"/>
    </style:style>
    <style:style style:name="Table18.A" style:family="table-column">
      <style:table-column-properties style:column-width="0.4167in"/>
    </style:style>
    <style:style style:name="Table18.B" style:family="table-column">
      <style:table-column-properties style:column-width="2.6549in"/>
    </style:style>
    <style:style style:name="Table18.C" style:family="table-column">
      <style:table-column-properties style:column-width="2.6875in"/>
    </style:style>
    <style:style style:name="Table18.D" style:family="table-column">
      <style:table-column-properties style:column-width="2.875in"/>
    </style:style>
    <style:style style:name="Table18.E" style:family="table-column">
      <style:table-column-properties style:column-width="0.6875in"/>
    </style:style>
    <style:style style:name="Table18.F" style:family="table-column">
      <style:table-column-properties style:column-width="0.625in"/>
    </style:style>
    <style:style style:name="Table18.A1" style:family="table-cell">
      <style:table-cell-properties fo:padding-left="0.075in" fo:padding-right="0.075in" fo:padding-top="0in" fo:padding-bottom="0in" fo:border="0.0069in solid #00000a" style:writing-mode="lr-tb"/>
    </style:style>
    <style:style style:name="Table18.E1" style:family="table-cell">
      <style:table-cell-properties fo:padding-left="0.0069in" fo:padding-right="0.0069in" fo:padding-top="0in" fo:padding-bottom="0in" fo:border="0.0069in solid #00000a" style:writing-mode="lr-tb"/>
    </style:style>
    <style:style style:name="Table18.A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18.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19" style:family="table">
      <style:table-properties style:width="9.9465in" fo:margin-left="-0.075in" table:align="left"/>
    </style:style>
    <style:style style:name="Table19.A" style:family="table-column">
      <style:table-column-properties style:column-width="0.4167in"/>
    </style:style>
    <style:style style:name="Table19.B" style:family="table-column">
      <style:table-column-properties style:column-width="2.6549in"/>
    </style:style>
    <style:style style:name="Table19.C" style:family="table-column">
      <style:table-column-properties style:column-width="2.6875in"/>
    </style:style>
    <style:style style:name="Table19.D" style:family="table-column">
      <style:table-column-properties style:column-width="2.875in"/>
    </style:style>
    <style:style style:name="Table19.E" style:family="table-column">
      <style:table-column-properties style:column-width="0.6875in"/>
    </style:style>
    <style:style style:name="Table19.F" style:family="table-column">
      <style:table-column-properties style:column-width="0.625in"/>
    </style:style>
    <style:style style:name="Table19.A1" style:family="table-cell">
      <style:table-cell-properties fo:padding-left="0.075in" fo:padding-right="0.075in" fo:padding-top="0in" fo:padding-bottom="0in" fo:border="0.0069in solid #00000a" style:writing-mode="lr-tb"/>
    </style:style>
    <style:style style:name="Table19.E1" style:family="table-cell">
      <style:table-cell-properties fo:padding-left="0.0069in" fo:padding-right="0.0069in" fo:padding-top="0in" fo:padding-bottom="0in" fo:border="0.0069in solid #00000a" style:writing-mode="lr-tb"/>
    </style:style>
    <style:style style:name="Table19.A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19.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0" style:family="table">
      <style:table-properties style:width="9.9465in" fo:margin-left="-0.075in" table:align="left"/>
    </style:style>
    <style:style style:name="Table20.A" style:family="table-column">
      <style:table-column-properties style:column-width="0.4167in"/>
    </style:style>
    <style:style style:name="Table20.B" style:family="table-column">
      <style:table-column-properties style:column-width="2.6549in"/>
    </style:style>
    <style:style style:name="Table20.C" style:family="table-column">
      <style:table-column-properties style:column-width="2.6875in"/>
    </style:style>
    <style:style style:name="Table20.D" style:family="table-column">
      <style:table-column-properties style:column-width="2.875in"/>
    </style:style>
    <style:style style:name="Table20.E" style:family="table-column">
      <style:table-column-properties style:column-width="0.6875in"/>
    </style:style>
    <style:style style:name="Table20.F" style:family="table-column">
      <style:table-column-properties style:column-width="0.625in"/>
    </style:style>
    <style:style style:name="Table20.A1" style:family="table-cell">
      <style:table-cell-properties fo:padding-left="0.075in" fo:padding-right="0.075in" fo:padding-top="0in" fo:padding-bottom="0in" fo:border="0.0069in solid #00000a" style:writing-mode="lr-tb"/>
    </style:style>
    <style:style style:name="Table20.E1" style:family="table-cell">
      <style:table-cell-properties fo:padding-left="0.0069in" fo:padding-right="0.0069in" fo:padding-top="0in" fo:padding-bottom="0in" fo:border="0.0069in solid #00000a" style:writing-mode="lr-tb"/>
    </style:style>
    <style:style style:name="Table20.A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0.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1" style:family="table">
      <style:table-properties style:width="9.9465in" fo:margin-left="-0.075in" table:align="left"/>
    </style:style>
    <style:style style:name="Table21.A" style:family="table-column">
      <style:table-column-properties style:column-width="0.4167in"/>
    </style:style>
    <style:style style:name="Table21.B" style:family="table-column">
      <style:table-column-properties style:column-width="2.6549in"/>
    </style:style>
    <style:style style:name="Table21.C" style:family="table-column">
      <style:table-column-properties style:column-width="2.6875in"/>
    </style:style>
    <style:style style:name="Table21.D" style:family="table-column">
      <style:table-column-properties style:column-width="2.875in"/>
    </style:style>
    <style:style style:name="Table21.E" style:family="table-column">
      <style:table-column-properties style:column-width="0.6875in"/>
    </style:style>
    <style:style style:name="Table21.F" style:family="table-column">
      <style:table-column-properties style:column-width="0.625in"/>
    </style:style>
    <style:style style:name="Table21.A1" style:family="table-cell">
      <style:table-cell-properties fo:padding-left="0.075in" fo:padding-right="0.075in" fo:padding-top="0in" fo:padding-bottom="0in" fo:border="0.0069in solid #00000a" style:writing-mode="lr-tb"/>
    </style:style>
    <style:style style:name="Table21.E1" style:family="table-cell">
      <style:table-cell-properties fo:padding-left="0.0069in" fo:padding-right="0.0069in" fo:padding-top="0in" fo:padding-bottom="0in" fo:border="0.0069in solid #00000a" style:writing-mode="lr-tb"/>
    </style:style>
    <style:style style:name="Table21.A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1.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1" style:family="table">
      <style:table-properties style:width="9.9465in" fo:margin-left="-0.075in" table:align="left"/>
    </style:style>
    <style:style style:name="Table1.A" style:family="table-column">
      <style:table-column-properties style:column-width="0.4167in"/>
    </style:style>
    <style:style style:name="Table1.B" style:family="table-column">
      <style:table-column-properties style:column-width="2.6549in"/>
    </style:style>
    <style:style style:name="Table1.C" style:family="table-column">
      <style:table-column-properties style:column-width="2.6875in"/>
    </style:style>
    <style:style style:name="Table1.D" style:family="table-column">
      <style:table-column-properties style:column-width="2.875in"/>
    </style:style>
    <style:style style:name="Table1.E" style:family="table-column">
      <style:table-column-properties style:column-width="0.6875in"/>
    </style:style>
    <style:style style:name="Table1.F" style:family="table-column">
      <style:table-column-properties style:column-width="0.625in"/>
    </style:style>
    <style:style style:name="Table1.A1" style:family="table-cell">
      <style:table-cell-properties fo:padding-left="0.075in" fo:padding-right="0.075in" fo:padding-top="0in" fo:padding-bottom="0in" fo:border="0.0069in solid #00000a" style:writing-mode="lr-tb"/>
    </style:style>
    <style:style style:name="Table1.E1" style:family="table-cell">
      <style:table-cell-properties fo:padding-left="0.0069in" fo:padding-right="0.0069in" fo:padding-top="0in" fo:padding-bottom="0in" fo:border="0.0069in solid #00000a" style:writing-mode="lr-tb"/>
    </style:style>
    <style:style style:name="Table1.A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1.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 style:family="table">
      <style:table-properties style:width="9.9465in" fo:margin-left="-0.075in" table:align="left"/>
    </style:style>
    <style:style style:name="Table2.A" style:family="table-column">
      <style:table-column-properties style:column-width="0.4167in"/>
    </style:style>
    <style:style style:name="Table2.B" style:family="table-column">
      <style:table-column-properties style:column-width="2.6549in"/>
    </style:style>
    <style:style style:name="Table2.C" style:family="table-column">
      <style:table-column-properties style:column-width="2.6875in"/>
    </style:style>
    <style:style style:name="Table2.D" style:family="table-column">
      <style:table-column-properties style:column-width="2.875in"/>
    </style:style>
    <style:style style:name="Table2.E" style:family="table-column">
      <style:table-column-properties style:column-width="0.6875in"/>
    </style:style>
    <style:style style:name="Table2.F" style:family="table-column">
      <style:table-column-properties style:column-width="0.625in"/>
    </style:style>
    <style:style style:name="Table2.A1" style:family="table-cell">
      <style:table-cell-properties fo:padding-left="0.075in" fo:padding-right="0.075in" fo:padding-top="0in" fo:padding-bottom="0in" fo:border="0.0069in solid #00000a" style:writing-mode="lr-tb"/>
    </style:style>
    <style:style style:name="Table2.E1" style:family="table-cell">
      <style:table-cell-properties fo:padding-left="0.0069in" fo:padding-right="0.0069in" fo:padding-top="0in" fo:padding-bottom="0in" fo:border="0.0069in solid #00000a" style:writing-mode="lr-tb"/>
    </style:style>
    <style:style style:name="Table2.A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3" style:family="table">
      <style:table-properties style:width="9.9465in" fo:margin-left="-0.075in" table:align="left"/>
    </style:style>
    <style:style style:name="Table23.A" style:family="table-column">
      <style:table-column-properties style:column-width="0.4167in"/>
    </style:style>
    <style:style style:name="Table23.B" style:family="table-column">
      <style:table-column-properties style:column-width="2.6549in"/>
    </style:style>
    <style:style style:name="Table23.C" style:family="table-column">
      <style:table-column-properties style:column-width="2.6875in"/>
    </style:style>
    <style:style style:name="Table23.D" style:family="table-column">
      <style:table-column-properties style:column-width="2.875in"/>
    </style:style>
    <style:style style:name="Table23.E" style:family="table-column">
      <style:table-column-properties style:column-width="0.6875in"/>
    </style:style>
    <style:style style:name="Table23.F" style:family="table-column">
      <style:table-column-properties style:column-width="0.625in"/>
    </style:style>
    <style:style style:name="Table23.A1" style:family="table-cell">
      <style:table-cell-properties fo:padding-left="0.075in" fo:padding-right="0.075in" fo:padding-top="0in" fo:padding-bottom="0in" fo:border="0.0069in solid #00000a" style:writing-mode="lr-tb"/>
    </style:style>
    <style:style style:name="Table23.E1" style:family="table-cell">
      <style:table-cell-properties fo:padding-left="0.0069in" fo:padding-right="0.0069in" fo:padding-top="0in" fo:padding-bottom="0in" fo:border="0.0069in solid #00000a" style:writing-mode="lr-tb"/>
    </style:style>
    <style:style style:name="Table23.A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3.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4" style:family="table">
      <style:table-properties style:width="9.9465in" fo:margin-left="-0.075in" table:align="left"/>
    </style:style>
    <style:style style:name="Table24.A" style:family="table-column">
      <style:table-column-properties style:column-width="0.4167in"/>
    </style:style>
    <style:style style:name="Table24.B" style:family="table-column">
      <style:table-column-properties style:column-width="2.6549in"/>
    </style:style>
    <style:style style:name="Table24.C" style:family="table-column">
      <style:table-column-properties style:column-width="2.6875in"/>
    </style:style>
    <style:style style:name="Table24.D" style:family="table-column">
      <style:table-column-properties style:column-width="2.875in"/>
    </style:style>
    <style:style style:name="Table24.E" style:family="table-column">
      <style:table-column-properties style:column-width="0.6875in"/>
    </style:style>
    <style:style style:name="Table24.F" style:family="table-column">
      <style:table-column-properties style:column-width="0.625in"/>
    </style:style>
    <style:style style:name="Table24.A1" style:family="table-cell">
      <style:table-cell-properties fo:padding-left="0.075in" fo:padding-right="0.075in" fo:padding-top="0in" fo:padding-bottom="0in" fo:border="0.0069in solid #00000a" style:writing-mode="lr-tb"/>
    </style:style>
    <style:style style:name="Table24.E1" style:family="table-cell">
      <style:table-cell-properties fo:padding-left="0.0069in" fo:padding-right="0.0069in" fo:padding-top="0in" fo:padding-bottom="0in" fo:border="0.0069in solid #00000a" style:writing-mode="lr-tb"/>
    </style:style>
    <style:style style:name="Table24.A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4.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5" style:family="table">
      <style:table-properties style:width="9.9465in" fo:margin-left="-0.075in" table:align="left"/>
    </style:style>
    <style:style style:name="Table25.A" style:family="table-column">
      <style:table-column-properties style:column-width="0.4167in"/>
    </style:style>
    <style:style style:name="Table25.B" style:family="table-column">
      <style:table-column-properties style:column-width="2.6549in"/>
    </style:style>
    <style:style style:name="Table25.C" style:family="table-column">
      <style:table-column-properties style:column-width="2.6875in"/>
    </style:style>
    <style:style style:name="Table25.D" style:family="table-column">
      <style:table-column-properties style:column-width="2.875in"/>
    </style:style>
    <style:style style:name="Table25.E" style:family="table-column">
      <style:table-column-properties style:column-width="0.6875in"/>
    </style:style>
    <style:style style:name="Table25.F" style:family="table-column">
      <style:table-column-properties style:column-width="0.625in"/>
    </style:style>
    <style:style style:name="Table25.A1" style:family="table-cell">
      <style:table-cell-properties fo:padding-left="0.075in" fo:padding-right="0.075in" fo:padding-top="0in" fo:padding-bottom="0in" fo:border="0.0069in solid #00000a" style:writing-mode="lr-tb"/>
    </style:style>
    <style:style style:name="Table25.E1" style:family="table-cell">
      <style:table-cell-properties fo:padding-left="0.0069in" fo:padding-right="0.0069in" fo:padding-top="0in" fo:padding-bottom="0in" fo:border="0.0069in solid #00000a" style:writing-mode="lr-tb"/>
    </style:style>
    <style:style style:name="Table25.A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5.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6" style:family="table">
      <style:table-properties style:width="9.9465in" fo:margin-left="-0.075in" table:align="left"/>
    </style:style>
    <style:style style:name="Table26.A" style:family="table-column">
      <style:table-column-properties style:column-width="0.4167in"/>
    </style:style>
    <style:style style:name="Table26.B" style:family="table-column">
      <style:table-column-properties style:column-width="2.6549in"/>
    </style:style>
    <style:style style:name="Table26.C" style:family="table-column">
      <style:table-column-properties style:column-width="2.6875in"/>
    </style:style>
    <style:style style:name="Table26.D" style:family="table-column">
      <style:table-column-properties style:column-width="2.875in"/>
    </style:style>
    <style:style style:name="Table26.E" style:family="table-column">
      <style:table-column-properties style:column-width="0.6875in"/>
    </style:style>
    <style:style style:name="Table26.F" style:family="table-column">
      <style:table-column-properties style:column-width="0.625in"/>
    </style:style>
    <style:style style:name="Table26.A1" style:family="table-cell">
      <style:table-cell-properties fo:padding-left="0.075in" fo:padding-right="0.075in" fo:padding-top="0in" fo:padding-bottom="0in" fo:border="0.0069in solid #00000a" style:writing-mode="lr-tb"/>
    </style:style>
    <style:style style:name="Table26.E1" style:family="table-cell">
      <style:table-cell-properties fo:padding-left="0.0069in" fo:padding-right="0.0069in" fo:padding-top="0in" fo:padding-bottom="0in" fo:border="0.0069in solid #00000a" style:writing-mode="lr-tb"/>
    </style:style>
    <style:style style:name="Table26.A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6.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3" style:family="table">
      <style:table-properties style:width="9.9465in" fo:margin-left="-0.075in" table:align="left"/>
    </style:style>
    <style:style style:name="Table3.A" style:family="table-column">
      <style:table-column-properties style:column-width="0.4167in"/>
    </style:style>
    <style:style style:name="Table3.B" style:family="table-column">
      <style:table-column-properties style:column-width="2.6549in"/>
    </style:style>
    <style:style style:name="Table3.C" style:family="table-column">
      <style:table-column-properties style:column-width="2.6875in"/>
    </style:style>
    <style:style style:name="Table3.D" style:family="table-column">
      <style:table-column-properties style:column-width="2.875in"/>
    </style:style>
    <style:style style:name="Table3.E" style:family="table-column">
      <style:table-column-properties style:column-width="0.6875in"/>
    </style:style>
    <style:style style:name="Table3.F" style:family="table-column">
      <style:table-column-properties style:column-width="0.625in"/>
    </style:style>
    <style:style style:name="Table3.A1" style:family="table-cell">
      <style:table-cell-properties fo:padding-left="0.075in" fo:padding-right="0.075in" fo:padding-top="0in" fo:padding-bottom="0in" fo:border="0.0069in solid #00000a" style:writing-mode="lr-tb"/>
    </style:style>
    <style:style style:name="Table3.E1" style:family="table-cell">
      <style:table-cell-properties fo:padding-left="0.0069in" fo:padding-right="0.0069in" fo:padding-top="0in" fo:padding-bottom="0in" fo:border="0.0069in solid #00000a" style:writing-mode="lr-tb"/>
    </style:style>
    <style:style style:name="Table3.A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3.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P1" style:family="paragraph" style:parent-style-name="Standard">
      <style:paragraph-properties fo:margin-top="0in" fo:margin-bottom="0in" fo:break-before="page"/>
      <style:text-properties fo:font-size="12pt" fo:font-weight="bold" style:font-size-asian="12pt" style:font-weight-asian="bold" style:font-weight-complex="bold"/>
    </style:style>
    <style:style style:name="P2" style:family="paragraph" style:parent-style-name="Standard">
      <style:paragraph-properties fo:margin-top="0in" fo:margin-bottom="0in"/>
      <style:text-properties fo:font-size="12pt" style:font-size-asian="12pt"/>
    </style:style>
    <style:style style:name="P3" style:family="paragraph" style:parent-style-name="Standard">
      <style:paragraph-properties fo:margin-top="0in" fo:margin-bottom="0in"/>
      <style:text-properties fo:font-size="12pt" style:font-size-asian="12pt" style:font-size-complex="12pt" style:font-weight-complex="bold"/>
    </style:style>
    <style:style style:name="P4" style:family="paragraph" style:parent-style-name="Standard">
      <style:paragraph-properties fo:margin-top="0in" fo:margin-bottom="0in" fo:line-height="100%"/>
      <style:text-properties fo:font-size="12pt" style:font-size-asian="12pt" style:font-weight-complex="bold"/>
    </style:style>
    <style:style style:name="P5" style:family="paragraph" style:parent-style-name="Standard">
      <style:paragraph-properties fo:margin-top="0in" fo:margin-bottom="0in" fo:line-height="100%">
        <style:tab-stops>
          <style:tab-stop style:position="6.6201in"/>
        </style:tab-stops>
      </style:paragraph-properties>
      <style:text-properties fo:font-size="12pt" style:font-size-asian="12pt"/>
    </style:style>
    <style:style style:name="P6" style:family="paragraph" style:parent-style-name="Standard">
      <style:paragraph-properties fo:margin-top="0in" fo:margin-bottom="0in" fo:line-height="150%"/>
      <style:text-properties fo:font-size="12pt" style:font-size-asian="12pt"/>
    </style:style>
    <style:style style:name="P7" style:family="paragraph" style:parent-style-name="Standard">
      <style:paragraph-properties fo:margin-top="0in" fo:margin-bottom="0in" fo:line-height="150%"/>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weight-complex="bold"/>
    </style:style>
    <style:style style:name="P8" style:family="paragraph" style:parent-style-name="Standard">
      <style:paragraph-properties fo:margin-top="0in" fo:margin-bottom="0in" fo:line-height="150%"/>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P9" style:family="paragraph" style:parent-style-name="Standard">
      <style:paragraph-properties fo:margin-top="0in" fo:margin-bottom="0in" fo:line-height="150%">
        <style:tab-stops>
          <style:tab-stop style:position="6.6201in"/>
        </style:tab-stops>
      </style:paragraph-properties>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P10" style:family="paragraph" style:parent-style-name="Standard">
      <style:paragraph-properties fo:margin-top="0in" fo:margin-bottom="0in" fo:line-height="100%"/>
      <style:text-properties fo:font-size="12pt" style:text-underline-style="solid" style:text-underline-width="auto" style:text-underline-color="font-color" style:text-underline-mode="continuous" style:text-overline-mode="continuous" style:text-line-through-mode="continuous" style:font-size-asian="12pt" style:font-weight-complex="bold"/>
    </style:style>
    <style:style style:name="P11" style:family="paragraph" style:parent-style-name="Standard">
      <style:paragraph-properties fo:margin-top="0in" fo:margin-bottom="0in"/>
      <style:text-properties fo:font-size="6pt" style:font-size-asian="6pt"/>
    </style:style>
    <style:style style:name="P12" style:family="paragraph" style:parent-style-name="Standard">
      <style:paragraph-properties fo:margin-top="0in" fo:margin-bottom="0in" fo:line-height="150%"/>
      <style:text-properties fo:font-size="6pt" style:text-underline-style="solid" style:text-underline-width="auto" style:text-underline-color="font-color" fo:font-weight="bold" style:text-underline-mode="continuous" style:text-overline-mode="continuous" style:text-line-through-mode="continuous" style:font-size-asian="6pt" style:font-weight-asian="bold" style:font-size-complex="6pt" style:font-weight-complex="bold"/>
    </style:style>
    <style:style style:name="P13" style:family="paragraph" style:parent-style-name="Standard">
      <style:paragraph-properties fo:margin-top="0in" fo:margin-bottom="0in" fo:line-height="100%"/>
      <style:text-properties fo:font-weight="bold" style:font-weight-asian="bold"/>
    </style:style>
    <style:style style:name="P14" style:family="paragraph" style:parent-style-name="Standard">
      <style:paragraph-properties fo:margin-top="0in" fo:margin-bottom="0in" fo:line-height="100%" fo:text-align="center" style:justify-single-word="false"/>
      <style:text-properties fo:font-weight="bold" style:font-weight-asian="bold"/>
    </style:style>
    <style:style style:name="P15" style:family="paragraph" style:parent-style-name="Standard">
      <style:paragraph-properties fo:margin-top="0in" fo:margin-bottom="0in" fo:line-height="100%"/>
    </style:style>
    <style:style style:name="P16" style:family="paragraph" style:parent-style-name="Standard">
      <style:paragraph-properties fo:margin-top="0in" fo:margin-bottom="0in" fo:line-height="100%" fo:text-align="center" style:justify-single-word="false"/>
    </style:style>
    <style:style style:name="P17" style:family="paragraph" style:parent-style-name="Standard">
      <style:paragraph-properties fo:margin-top="0in" fo:margin-bottom="0in" fo:background-color="#c5e0b3" fo:padding="0in" fo:border="0.0035in solid #000000" style:shadow="none">
        <style:background-image/>
      </style:paragraph-properties>
      <style:text-properties fo:font-size="12pt" fo:font-weight="bold" style:font-size-asian="12pt" style:font-weight-asian="bold" style:font-weight-complex="bold"/>
    </style:style>
    <style:style style:name="P18" style:family="paragraph" style:parent-style-name="Text_20_body">
      <style:paragraph-properties fo:margin-top="0in" fo:margin-bottom="0in" fo:line-height="100%"/>
    </style:style>
    <style:style style:name="P19" style:family="paragraph" style:parent-style-name="Normal_20__28_Web_29_">
      <style:paragraph-properties fo:margin-top="0in" fo:margin-bottom="0in"/>
      <style:text-properties style:font-name="Calibri"/>
    </style:style>
    <style:style style:name="P20" style:family="paragraph" style:parent-style-name="Normal">
      <style:paragraph-properties fo:margin-top="0in" fo:margin-bottom="0in"/>
    </style:style>
    <style:style style:name="P21" style:family="paragraph" style:parent-style-name="Footer">
      <style:paragraph-properties fo:text-align="center" style:justify-single-word="false"/>
    </style:style>
    <style:style style:name="P22" style:family="paragraph" style:parent-style-name="Footer">
      <style:text-properties fo:font-size="10pt" fo:font-style="italic" style:font-size-asian="10pt" style:font-style-asian="italic" style:font-size-complex="10pt" style:font-style-complex="italic"/>
    </style:style>
    <style:style style:name="P23" style:family="paragraph" style:parent-style-name="Standard">
      <style:paragraph-properties fo:background-color="#f7caac" fo:padding="0in" fo:border="0.0035in solid #000000" style:shadow="none">
        <style:background-image/>
      </style:paragraph-properties>
      <style:text-properties fo:font-size="12pt" fo:font-weight="bold" style:font-size-asian="12pt" style:font-weight-asian="bold" style:font-weight-complex="bold"/>
    </style:style>
    <style:style style:name="P24" style:family="paragraph" style:parent-style-name="Standard">
      <style:paragraph-properties fo:margin-left="0.0728in" fo:margin-right="0.0102in" fo:margin-top="0in" fo:margin-bottom="0in" fo:line-height="100%" fo:text-indent="0in" style:auto-text-indent="false">
        <style:tab-stops/>
      </style:paragraph-properties>
      <style:text-properties fo:font-weight="bold" style:font-weight-asian="bold"/>
    </style:style>
    <style:style style:name="P25" style:family="paragraph" style:parent-style-name="Normal">
      <style:paragraph-properties>
        <style:tab-stops>
          <style:tab-stop style:position="0.7811in"/>
        </style:tab-stops>
      </style:paragraph-properties>
    </style:style>
    <style:style style:name="P26" style:family="paragraph" style:parent-style-name="Normal">
      <style:paragraph-properties fo:break-before="page"/>
      <style:text-properties fo:font-size="12pt" style:font-size-asian="12pt" style:font-size-complex="12pt" style:font-weight-complex="bold"/>
    </style:style>
    <style:style style:name="P27" style:family="paragraph" style:parent-style-name="Standard">
      <style:paragraph-properties fo:margin-left="0.5in" fo:margin-right="0in" fo:margin-top="0in" fo:margin-bottom="0in" fo:line-height="150%" fo:text-indent="0in" style:auto-text-indent="false">
        <style:tab-stops>
          <style:tab-stop style:position="6.1201in"/>
        </style:tab-stops>
      </style:paragraph-properties>
      <style:text-properties fo:font-size="12pt" style:font-size-asian="12pt"/>
    </style:style>
    <style:style style:name="P28" style:family="paragraph" style:parent-style-name="Standard">
      <style:paragraph-properties fo:margin-top="0in" fo:margin-bottom="0in" fo:break-before="page"/>
      <style:text-properties fo:font-size="12pt" fo:font-weight="bold" style:font-size-asian="12pt" style:font-weight-asian="bold" style:font-weight-complex="bold"/>
    </style:style>
    <style:style style:name="P29" style:family="paragraph" style:parent-style-name="Standard">
      <style:paragraph-properties fo:margin-top="0in" fo:margin-bottom="0in" fo:line-height="100%"/>
    </style:style>
    <style:style style:name="P30" style:family="paragraph" style:parent-style-name="Standard">
      <style:paragraph-properties fo:margin-top="0in" fo:margin-bottom="0in" fo:line-height="100%" fo:text-align="center" style:justify-single-word="false"/>
    </style:style>
    <style:style style:name="P31" style:family="paragraph" style:parent-style-name="Standard">
      <style:paragraph-properties fo:margin-top="0in" fo:margin-bottom="0in" fo:line-height="100%"/>
      <style:text-properties fo:font-weight="bold" style:font-weight-asian="bold"/>
    </style:style>
    <style:style style:name="P32" style:family="paragraph" style:parent-style-name="Standard">
      <style:paragraph-properties fo:margin-top="0in" fo:margin-bottom="0in" fo:line-height="100%" fo:text-align="center" style:justify-single-word="false"/>
      <style:text-properties fo:font-weight="bold" style:font-weight-asian="bold"/>
    </style:style>
    <style:style style:name="P33" style:family="paragraph" style:parent-style-name="Standard">
      <style:paragraph-properties fo:margin-top="0in" fo:margin-bottom="0in" fo:line-height="150%"/>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P34" style:family="paragraph" style:parent-style-name="Standard">
      <style:paragraph-properties fo:margin-top="0in" fo:margin-bottom="0in"/>
      <style:text-properties fo:font-size="12pt" style:font-size-asian="12pt"/>
    </style:style>
    <style:style style:name="P35" style:family="paragraph" style:parent-style-name="Standard">
      <style:paragraph-properties fo:margin-top="0in" fo:margin-bottom="0in"/>
      <style:text-properties fo:font-size="12pt" style:font-size-asian="12pt" style:font-size-complex="12pt" style:font-weight-complex="bold"/>
    </style:style>
    <style:style style:name="P36" style:family="paragraph" style:parent-style-name="Standard" style:list-style-name="L15">
      <style:paragraph-properties fo:margin-top="0in" fo:margin-bottom="0in"/>
      <style:text-properties fo:font-size="12pt" style:font-size-asian="12pt" style:font-size-complex="12pt" style:font-weight-complex="bold"/>
    </style:style>
    <style:style style:name="P37" style:family="paragraph" style:parent-style-name="Standard">
      <style:paragraph-properties fo:margin-top="0in" fo:margin-bottom="0in" fo:line-height="100%" fo:text-align="center" style:justify-single-word="false"/>
      <style:text-properties fo:background-color="#66cc00"/>
    </style:style>
    <style:style style:name="P38" style:family="paragraph" style:parent-style-name="Standard">
      <style:paragraph-properties fo:margin-top="0in" fo:margin-bottom="0in" fo:line-height="100%" fo:text-align="center" style:justify-single-word="false"/>
      <style:text-properties fo:background-color="#ff0000"/>
    </style:style>
    <style:style style:name="P39" style:family="paragraph" style:parent-style-name="Standard">
      <style:paragraph-properties fo:margin-top="0in" fo:margin-bottom="0in" fo:background-color="#c5e0b3" fo:padding="0in" fo:border="0.0035in solid #000000" style:shadow="none">
        <style:background-image/>
      </style:paragraph-properties>
      <style:text-properties style:font-name="Calibri" fo:font-size="12pt" style:font-size-asian="12pt" style:font-size-complex="12pt"/>
    </style:style>
    <style:style style:name="P40" style:family="paragraph" style:parent-style-name="Standard" style:list-style-name="L5">
      <style:paragraph-properties fo:background-color="#f7caac" fo:padding="0in" fo:border="0.0035in solid #000000" style:shadow="none">
        <style:background-image/>
      </style:paragraph-properties>
      <style:text-properties fo:font-size="12pt" fo:font-weight="bold" style:font-size-asian="12pt" style:font-weight-asian="bold" style:font-weight-complex="bold"/>
    </style:style>
    <style:style style:name="P41" style:family="paragraph" style:parent-style-name="Standard">
      <style:paragraph-properties fo:background-color="#f7caac" fo:padding="0in" fo:border="0.0035in solid #000000" style:shadow="none">
        <style:background-image/>
      </style:paragraph-properties>
      <style:text-properties fo:font-size="12pt" style:font-size-asian="12pt"/>
    </style:style>
    <style:style style:name="P42" style:family="paragraph" style:parent-style-name="Standard">
      <style:paragraph-properties fo:margin-left="0.0728in" fo:margin-right="0.0102in" fo:margin-top="0in" fo:margin-bottom="0in" fo:line-height="100%" fo:text-indent="0in" style:auto-text-indent="false">
        <style:tab-stops/>
      </style:paragraph-properties>
      <style:text-properties fo:font-weight="bold" style:font-weight-asian="bold"/>
    </style:style>
    <style:style style:name="P43" style:family="paragraph" style:parent-style-name="Heading_20_2">
      <style:paragraph-properties fo:margin-top="0in" fo:margin-bottom="0.111in"/>
      <style:text-properties style:font-name="Calibri" fo:font-size="12pt" style:font-size-asian="12pt" style:font-size-complex="12pt"/>
    </style:style>
    <style:style style:name="P44" style:family="paragraph" style:parent-style-name="Heading_20_2">
      <style:paragraph-properties fo:margin-top="0in" fo:margin-bottom="0.111in" fo:line-height="150%"/>
      <style:text-properties style:font-name="Calibri"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P45" style:family="paragraph" style:parent-style-name="List_20_Paragraph" style:list-style-name="L1">
      <style:paragraph-properties fo:margin-left="0.1252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46" style:family="paragraph" style:parent-style-name="List_20_Paragraph" style:list-style-name="L2">
      <style:paragraph-properties fo:margin-left="0.1252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47" style:family="paragraph" style:parent-style-name="List_20_Paragraph" style:list-style-name="L3">
      <style:paragraph-properties fo:margin-left="0.1252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48" style:family="paragraph" style:parent-style-name="List_20_Paragraph" style:list-style-name="L4">
      <style:paragraph-properties fo:margin-left="0.1252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49" style:family="paragraph" style:parent-style-name="List_20_Paragraph" style:list-style-name="L6">
      <style:paragraph-properties fo:margin-left="0.1252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50" style:family="paragraph" style:parent-style-name="List_20_Paragraph" style:list-style-name="L7">
      <style:paragraph-properties fo:margin-left="0.1252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51" style:family="paragraph" style:parent-style-name="List_20_Paragraph" style:list-style-name="L8">
      <style:paragraph-properties fo:margin-left="0.1252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52" style:family="paragraph" style:parent-style-name="List_20_Paragraph" style:list-style-name="L9">
      <style:paragraph-properties fo:margin-left="0.1252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53" style:family="paragraph" style:parent-style-name="List_20_Paragraph" style:list-style-name="L10">
      <style:paragraph-properties fo:margin-left="0.1252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54" style:family="paragraph" style:parent-style-name="List_20_Paragraph" style:list-style-name="L11">
      <style:paragraph-properties fo:margin-left="0.1252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55" style:family="paragraph" style:parent-style-name="List_20_Paragraph" style:list-style-name="L12">
      <style:paragraph-properties fo:margin-left="0.1252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56" style:family="paragraph" style:parent-style-name="List_20_Paragraph" style:list-style-name="L14">
      <style:paragraph-properties fo:margin-left="0.1252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57" style:family="paragraph" style:parent-style-name="List_20_Paragraph" style:list-style-name="L2">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58" style:family="paragraph" style:parent-style-name="List_20_Paragraph" style:list-style-name="L3">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59" style:family="paragraph" style:parent-style-name="List_20_Paragraph" style:list-style-name="L4">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60" style:family="paragraph" style:parent-style-name="List_20_Paragraph" style:list-style-name="L6">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61" style:family="paragraph" style:parent-style-name="List_20_Paragraph" style:list-style-name="L7">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62" style:family="paragraph" style:parent-style-name="List_20_Paragraph" style:list-style-name="L8">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63" style:family="paragraph" style:parent-style-name="List_20_Paragraph" style:list-style-name="L9">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64" style:family="paragraph" style:parent-style-name="List_20_Paragraph" style:list-style-name="L10">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65" style:family="paragraph" style:parent-style-name="List_20_Paragraph" style:list-style-name="L11">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66" style:family="paragraph" style:parent-style-name="List_20_Paragraph" style:list-style-name="L12">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67" style:family="paragraph" style:parent-style-name="List_20_Paragraph" style:list-style-name="L14">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68" style:family="paragraph" style:parent-style-name="Heading_20_1" style:master-page-name="MP1">
      <style:paragraph-properties fo:margin-top="0in" fo:margin-bottom="0in" fo:line-height="150%" style:page-number="auto" fo:break-before="page" fo:background-color="#ffc000" fo:padding-left="0.0555in" fo:padding-right="0.0555in" fo:padding-top="0.0138in" fo:padding-bottom="0.0138in" fo:border="0.0071in solid #000000" style:shadow="none">
        <style:background-image/>
      </style:paragraph-properties>
      <style:text-properties fo:font-weight="bold" style:font-weight-asian="bold"/>
    </style:style>
    <style:style style:name="P69" style:family="paragraph" style:parent-style-name="Heading_20_1">
      <style:paragraph-properties fo:margin-top="0in" fo:margin-bottom="0in"/>
      <style:text-properties style:font-name="Calibri" fo:font-size="12pt" style:font-size-asian="12pt" style:font-size-complex="12pt"/>
    </style:style>
    <style:style style:name="P70" style:family="paragraph" style:parent-style-name="Heading_20_1">
      <style:paragraph-properties fo:margin-top="0in" fo:margin-bottom="0in" fo:line-height="150%"/>
      <style:text-properties style:font-name="Calibri"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P71" style:family="paragraph" style:parent-style-name="Heading_20_1" style:master-page-name="MP2">
      <style:paragraph-properties fo:margin-top="0in" fo:margin-bottom="0in" fo:line-height="150%" style:page-number="auto" fo:break-before="page" fo:background-color="#ffc000" fo:padding-left="0.0555in" fo:padding-right="0.0555in" fo:padding-top="0.0138in" fo:padding-bottom="0.0138in" fo:border="0.0071in solid #000000" style:shadow="none">
        <style:background-image/>
      </style:paragraph-properties>
      <style:text-properties fo:font-weight="bold" style:font-weight-asian="bold"/>
    </style:style>
    <style:style style:name="P72" style:family="paragraph" style:parent-style-name="Heading_20_1">
      <style:paragraph-properties fo:line-height="150%" fo:background-color="#ffc000" fo:padding-left="0.0555in" fo:padding-right="0.0555in" fo:padding-top="0.0138in" fo:padding-bottom="0.0138in" fo:border="0.0071in solid #000000" style:shadow="none">
        <style:background-image/>
      </style:paragraph-properties>
      <style:text-properties fo:font-weight="bold" style:font-weight-asian="bold"/>
    </style:style>
    <style:style style:name="P73" style:family="paragraph" style:parent-style-name="Text_20_body">
      <style:paragraph-properties fo:margin-left="0in" fo:margin-right="0in" style:line-height-at-least="0.2083in" fo:text-align="start" style:justify-single-word="false" fo:text-indent="0in" style:auto-text-indent="false" fo:background-color="transparent">
        <style:background-image/>
      </style:paragraph-properties>
      <style:text-properties fo:font-variant="normal" fo:text-transform="none" style:font-name="Segoe UI" fo:font-size="6pt" fo:font-style="normal" fo:font-weight="normal"/>
    </style:style>
    <style:style style:name="P74" style:family="paragraph" style:parent-style-name="Text_20_body">
      <style:paragraph-properties fo:margin-left="0in" fo:margin-right="0in" style:line-height-at-least="0.2083in" fo:text-align="start" style:justify-single-word="false" fo:text-indent="0in" style:auto-text-indent="false" fo:background-color="transparent">
        <style:background-image/>
      </style:paragraph-properties>
      <style:text-properties fo:font-variant="normal" fo:text-transform="none"/>
    </style:style>
    <style:style style:name="P75" style:family="paragraph" style:parent-style-name="Text_20_body" style:list-style-name="L16">
      <style:paragraph-properties fo:margin-left="0.5in" fo:margin-right="0in" style:line-height-at-least="0.2083in" fo:text-align="start" style:justify-single-word="false" fo:text-indent="0in" style:auto-text-indent="false" fo:background-color="transparent">
        <style:background-image/>
      </style:paragraph-properties>
      <style:text-properties fo:font-variant="normal" fo:text-transform="none" style:font-name="Segoe UI" fo:font-size="6pt" fo:font-style="normal" fo:font-weight="normal"/>
    </style:style>
    <style:style style:name="P76" style:family="paragraph" style:parent-style-name="Text_20_body" style:list-style-name="L17">
      <style:paragraph-properties fo:margin-left="0.5in" fo:margin-right="0in" style:line-height-at-least="0.2083in" fo:text-align="start" style:justify-single-word="false" fo:text-indent="0in" style:auto-text-indent="false" fo:background-color="transparent">
        <style:background-image/>
      </style:paragraph-properties>
      <style:text-properties fo:font-variant="normal" fo:text-transform="none" style:font-name="Segoe UI" fo:font-size="6pt" fo:font-style="normal" fo:font-weight="normal"/>
    </style:style>
    <style:style style:name="P77" style:family="paragraph" style:parent-style-name="Text_20_body" style:list-style-name="L18">
      <style:paragraph-properties fo:margin-left="0.5in" fo:margin-right="0in" style:line-height-at-least="0.2083in" fo:text-align="start" style:justify-single-word="false" fo:text-indent="0in" style:auto-text-indent="false" fo:background-color="transparent">
        <style:background-image/>
      </style:paragraph-properties>
      <style:text-properties fo:font-variant="normal" fo:text-transform="none" style:font-name="Segoe UI" fo:font-size="6pt" fo:font-style="normal" fo:font-weight="normal"/>
    </style:style>
    <style:style style:name="P78" style:family="paragraph" style:parent-style-name="Text_20_body" style:list-style-name="L19">
      <style:paragraph-properties fo:margin-left="0.5in" fo:margin-right="0in" style:line-height-at-least="0.2083in" fo:text-align="start" style:justify-single-word="false" fo:text-indent="0in" style:auto-text-indent="false" fo:background-color="transparent">
        <style:background-image/>
      </style:paragraph-properties>
      <style:text-properties fo:font-variant="normal" fo:text-transform="none" style:font-name="Segoe UI" fo:font-size="6pt" fo:font-style="normal" fo:font-weight="normal"/>
    </style:style>
    <style:style style:name="P79" style:family="paragraph" style:parent-style-name="Text_20_body" style:list-style-name="L20">
      <style:paragraph-properties fo:margin-left="0.5in" fo:margin-right="0in" style:line-height-at-least="0.2083in" fo:text-align="start" style:justify-single-word="false" fo:text-indent="0in" style:auto-text-indent="false" fo:background-color="transparent">
        <style:background-image/>
      </style:paragraph-properties>
      <style:text-properties fo:font-variant="normal" fo:text-transform="none" style:font-name="Segoe UI" fo:font-size="6pt" fo:font-style="normal" fo:font-weight="normal"/>
    </style:style>
    <style:style style:name="P80" style:family="paragraph" style:parent-style-name="Text_20_body" style:list-style-name="L21">
      <style:paragraph-properties fo:margin-left="0.5in" fo:margin-right="0in" style:line-height-at-least="0.2083in" fo:text-align="start" style:justify-single-word="false" fo:text-indent="0in" style:auto-text-indent="false" fo:background-color="transparent">
        <style:background-image/>
      </style:paragraph-properties>
      <style:text-properties fo:font-variant="normal" fo:text-transform="none" style:font-name="Segoe UI" fo:font-size="6pt" fo:font-style="normal" fo:font-weight="normal"/>
    </style:style>
    <style:style style:name="P81" style:family="paragraph" style:parent-style-name="Text_20_body" style:list-style-name="L22">
      <style:paragraph-properties fo:margin-left="0.5in" fo:margin-right="0in" style:line-height-at-least="0.2083in" fo:text-align="start" style:justify-single-word="false" fo:text-indent="0in" style:auto-text-indent="false" fo:background-color="transparent">
        <style:background-image/>
      </style:paragraph-properties>
      <style:text-properties fo:font-variant="normal" fo:text-transform="none" style:font-name="Segoe UI" fo:font-size="6pt" fo:font-style="normal" fo:font-weight="normal"/>
    </style:style>
    <style:style style:name="P82" style:family="paragraph" style:parent-style-name="Text_20_body" style:list-style-name="L23">
      <style:paragraph-properties fo:margin-left="0.5in" fo:margin-right="0in" style:line-height-at-least="0.2083in" fo:text-align="start" style:justify-single-word="false" fo:text-indent="0in" style:auto-text-indent="false" fo:background-color="transparent">
        <style:background-image/>
      </style:paragraph-properties>
      <style:text-properties fo:font-variant="normal" fo:text-transform="none" style:font-name="Segoe UI" fo:font-size="6pt" fo:font-style="normal" fo:font-weight="normal"/>
    </style:style>
    <style:style style:name="P83" style:family="paragraph" style:parent-style-name="Text_20_body" style:list-style-name="L24">
      <style:paragraph-properties fo:margin-left="0.5in" fo:margin-right="0in" style:line-height-at-least="0.2083in" fo:text-align="start" style:justify-single-word="false" fo:text-indent="0in" style:auto-text-indent="false" fo:background-color="transparent">
        <style:background-image/>
      </style:paragraph-properties>
      <style:text-properties fo:font-variant="normal" fo:text-transform="none" style:font-name="Segoe UI" fo:font-size="6pt" fo:font-style="normal" fo:font-weight="normal"/>
    </style:style>
    <style:style style:name="P84" style:family="paragraph" style:parent-style-name="Text_20_body" style:list-style-name="L25">
      <style:paragraph-properties fo:margin-left="0.5in" fo:margin-right="0in" style:line-height-at-least="0.2083in" fo:text-align="start" style:justify-single-word="false" fo:text-indent="0in" style:auto-text-indent="false" fo:background-color="transparent">
        <style:background-image/>
      </style:paragraph-properties>
      <style:text-properties fo:font-variant="normal" fo:text-transform="none" style:font-name="Segoe UI" fo:font-size="6pt" fo:font-style="normal" fo:font-weight="normal"/>
    </style:style>
    <style:style style:name="P85" style:family="paragraph" style:parent-style-name="Text_20_body" style:list-style-name="L26">
      <style:paragraph-properties fo:margin-left="0.5in" fo:margin-right="0in" style:line-height-at-least="0.2083in" fo:text-align="start" style:justify-single-word="false" fo:text-indent="0in" style:auto-text-indent="false" fo:background-color="transparent">
        <style:background-image/>
      </style:paragraph-properties>
      <style:text-properties fo:font-variant="normal" fo:text-transform="none" style:font-name="Segoe UI" fo:font-size="6pt" fo:font-style="normal" fo:font-weight="normal"/>
    </style:style>
    <style:style style:name="P86" style:family="paragraph" style:parent-style-name="Text_20_body" style:list-style-name="L27">
      <style:paragraph-properties fo:margin-left="0.5in" fo:margin-right="0in" style:line-height-at-least="0.2083in" fo:text-align="start" style:justify-single-word="false" fo:text-indent="0in" style:auto-text-indent="false" fo:background-color="transparent">
        <style:background-image/>
      </style:paragraph-properties>
      <style:text-properties fo:font-variant="normal" fo:text-transform="none" style:font-name="Segoe UI" fo:font-size="6pt" fo:font-style="normal" fo:font-weight="normal"/>
    </style:style>
    <style:style style:name="P87" style:family="paragraph" style:parent-style-name="Text_20_body" style:list-style-name="L28">
      <style:paragraph-properties fo:margin-left="0.5in" fo:margin-right="0in" style:line-height-at-least="0.2083in" fo:text-align="start" style:justify-single-word="false" fo:text-indent="0in" style:auto-text-indent="false" fo:background-color="transparent">
        <style:background-image/>
      </style:paragraph-properties>
      <style:text-properties fo:font-variant="normal" fo:text-transform="none" style:font-name="Segoe UI" fo:font-size="6pt" fo:font-style="normal" fo:font-weight="normal"/>
    </style:style>
    <style:style style:name="P88" style:family="paragraph" style:parent-style-name="Text_20_body" style:list-style-name="L29">
      <style:paragraph-properties fo:margin-left="0.5in" fo:margin-right="0in" style:line-height-at-least="0.2083in" fo:text-align="start" style:justify-single-word="false" fo:text-indent="0in" style:auto-text-indent="false" fo:background-color="transparent">
        <style:background-image/>
      </style:paragraph-properties>
    </style:style>
    <style:style style:name="P89" style:family="paragraph" style:parent-style-name="Text_20_body">
      <style:paragraph-properties fo:margin-top="0in" fo:margin-bottom="0in"/>
      <style:text-properties fo:font-variant="normal" fo:text-transform="none" style:font-name="Segoe UI" fo:font-size="6pt" fo:font-style="normal" fo:font-weight="normal"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1" fo:font-size="12pt"/>
    </style:style>
    <style:style style:name="T4" style:family="text">
      <style:text-properties style:font-name="Times New Roman1" fo:font-size="12pt" fo:font-style="normal" fo:font-weight="normal"/>
    </style:style>
    <style:style style:name="T5" style:family="text">
      <style:text-properties style:font-name="Segoe UI" fo:font-size="6pt" fo:font-style="normal" fo:font-weight="normal"/>
    </style:style>
    <style:style style:name="T6" style:family="text">
      <style:text-properties fo:font-variant="normal" fo:text-transform="none"/>
    </style:style>
    <style:style style:name="T7" style:family="text">
      <style:text-properties fo:font-variant="normal" fo:text-transform="none" style:font-name="Times New Roman1" fo:font-size="12pt" fo:font-style="normal" fo:font-weight="normal"/>
    </style:style>
    <style:style style:name="T8" style:family="text">
      <style:text-properties fo:font-variant="normal" fo:text-transform="none" style:font-name="Segoe UI" fo:font-size="6pt" fo:font-style="normal" fo:font-weight="normal"/>
    </style:style>
    <text:list-style style:name="L1">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0"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425in"/>
        </style:list-level-properties>
      </text:list-level-style-number>
      <text:list-level-style-number text:level="3" style:num-format="a" style:num-letter-sync="true" text:display-levels="3">
        <style:list-level-properties text:list-level-position-and-space-mode="label-alignment">
          <style:list-level-label-alignment text:label-followed-by="listtab" fo:text-indent="-0.5in" fo:margin-left="1.4846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77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93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118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446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text:start-value="1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text:start-value="1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Test CASES</text:h>
      <text:p text:style-name="P25"><text:tab/></text:p>
      <text:p text:style-name="P23">1.0 - Login</text:p>
      <text:p text:style-name="P7">1.1 Create New User</text:p>
      <text:p text:style-name="P2">New user register via link on the menu bar to create a new account using their email address and password.</text:p>
      <text:p text:style-name="P11"/>
      <table:table table:name="Table16" table:style-name="Table16">
        <table:table-column table:style-name="Table16.A"/>
        <table:table-column table:style-name="Table16.B"/>
        <table:table-column table:style-name="Table16.C" table:number-columns-repeated="2"/>
        <table:table-column table:style-name="Table16.E"/>
        <table:table-column table:style-name="Table16.F"/>
        <table:table-row>
          <table:table-cell table:style-name="Table16.A1" office:value-type="string">
            <text:p text:style-name="P24">#</text:p>
          </table:table-cell>
          <table:table-cell table:style-name="Table16.A1" office:value-type="string">
            <text:p text:style-name="P13">Scenario/Test case</text:p>
          </table:table-cell>
          <table:table-cell table:style-name="Table16.A1" office:value-type="string">
            <text:p text:style-name="P13">Input Specifications</text:p>
          </table:table-cell>
          <table:table-cell table:style-name="Table16.A1" office:value-type="string">
            <text:p text:style-name="P13">Output Specifications</text:p>
          </table:table-cell>
          <table:table-cell table:style-name="Table16.E1" office:value-type="string">
            <text:p text:style-name="P14">Pass/Fail</text:p>
          </table:table-cell>
          <table:table-cell table:style-name="Table16.E1" office:value-type="string">
            <text:p text:style-name="P14">Priority</text:p>
          </table:table-cell>
        </table:table-row>
        <table:table-row>
          <table:table-cell table:style-name="Table16.A1" office:value-type="string">
            <text:list xml:id="list92509932362786601" text:style-name="L1">
              <text:list-item>
                <text:p text:style-name="P45"/>
              </text:list-item>
            </text:list>
          </table:table-cell>
          <table:table-cell table:style-name="Table16.A1" office:value-type="string">
            <text:p text:style-name="P15">Validity link availability</text:p>
          </table:table-cell>
          <table:table-cell table:style-name="Table16.A1" office:value-type="string">
            <text:p text:style-name="P15">Go the home page, without logging in and click register</text:p>
          </table:table-cell>
          <table:table-cell table:style-name="Table16.A1" office:value-type="string">
            <text:p text:style-name="P15">Registration Screen appears</text:p>
          </table:table-cell>
          <table:table-cell table:style-name="Table16.E1" office:value-type="string">
            <text:p text:style-name="P37">Pass</text:p>
          </table:table-cell>
          <table:table-cell table:style-name="Table16.E1" office:value-type="string">
            <text:p text:style-name="P16"/>
          </table:table-cell>
        </table:table-row>
        <table:table-row>
          <table:table-cell table:style-name="Table16.A3" office:value-type="string">
            <text:list xml:id="list33216518" text:continue-numbering="true" text:style-name="L1">
              <text:list-item>
                <text:p text:style-name="P45"/>
              </text:list-item>
            </text:list>
          </table:table-cell>
          <table:table-cell table:style-name="Table16.A3" office:value-type="string">
            <text:p text:style-name="P15">Accept new valid email</text:p>
          </table:table-cell>
          <table:table-cell table:style-name="Table16.A3" office:value-type="string">
            <text:p text:style-name="P15">Click register;</text:p>
            <text:p text:style-name="P15">Enter valid email address: <text:a xlink:type="simple" xlink:href="mailto:joesmith@yahoo.com" text:style-name="Internet_20_link" text:visited-style-name="Visited_20_Internet_20_Link">joesmith@yahoo.com</text:a>;</text:p>
            <text:p text:style-name="P15">click register button</text:p>
          </table:table-cell>
          <table:table-cell table:style-name="Table16.A3" office:value-type="string">
            <text:p text:style-name="P15">Error: “The password field is required”</text:p>
          </table:table-cell>
          <table:table-cell table:style-name="Table16.E3" office:value-type="string">
            <text:p text:style-name="P37">Pass</text:p>
          </table:table-cell>
          <table:table-cell table:style-name="Table16.E3" office:value-type="string">
            <text:p text:style-name="P16"/>
          </table:table-cell>
        </table:table-row>
        <table:table-row>
          <table:table-cell table:style-name="Table16.A3" office:value-type="string">
            <text:list xml:id="list33228472" text:continue-numbering="true" text:style-name="L1">
              <text:list-item>
                <text:p text:style-name="P45"/>
              </text:list-item>
            </text:list>
          </table:table-cell>
          <table:table-cell table:style-name="Table16.A3" office:value-type="string">
            <text:p text:style-name="P18">Accept valid password (all minimum requirements met) </text:p>
            <text:p text:style-name="P15"/>
          </table:table-cell>
          <table:table-cell table:style-name="Table16.A3" office:value-type="string">
            <text:p text:style-name="P18">Enter a valid password with minimum requirements, e.g. Icecream!</text:p>
            <text:p text:style-name="P18"><text:s/>Re-enter the password in the Confirm box; </text:p>
            <text:p text:style-name="P18">Click Register button; </text:p>
            <text:p text:style-name="P15"/>
          </table:table-cell>
          <table:table-cell table:style-name="Table16.A3" office:value-type="string">
            <text:p text:style-name="P15">Profile saved and newly registered user logged in.</text:p>
          </table:table-cell>
          <table:table-cell table:style-name="Table16.E3" office:value-type="string">
            <text:p text:style-name="P37">Pass</text:p>
          </table:table-cell>
          <table:table-cell table:style-name="Table16.E3" office:value-type="string">
            <text:p text:style-name="P16"/>
          </table:table-cell>
        </table:table-row>
        <table:table-row>
          <table:table-cell table:style-name="Table16.A3" office:value-type="string">
            <text:list xml:id="list33223973" text:continue-numbering="true" text:style-name="L1">
              <text:list-item>
                <text:p text:style-name="P45"/>
              </text:list-item>
            </text:list>
          </table:table-cell>
          <table:table-cell table:style-name="Table16.A3" office:value-type="string">
            <text:p text:style-name="P18">Reject email No email entered </text:p>
            <text:p text:style-name="P18"/>
          </table:table-cell>
          <table:table-cell table:style-name="Table16.A3" office:value-type="string">
            <text:p text:style-name="P18">Go to home page; </text:p>
            <text:p text:style-name="P18">Click Register; </text:p>
            <text:p text:style-name="P18">Do not enter any value; </text:p>
            <text:p text:style-name="P18">Click Register button</text:p>
            <text:p text:style-name="P18"/>
          </table:table-cell>
          <table:table-cell table:style-name="Table16.A3" office:value-type="string">
            <text:p text:style-name="P18">Error: “The email field is required”</text:p>
            <text:p text:style-name="P15"/>
          </table:table-cell>
          <table:table-cell table:style-name="Table16.E3" office:value-type="string">
            <text:p text:style-name="P37">Pass</text:p>
          </table:table-cell>
          <table:table-cell table:style-name="Table16.E3" office:value-type="string">
            <text:p text:style-name="P16"/>
          </table:table-cell>
        </table:table-row>
        <table:table-row>
          <table:table-cell table:style-name="Table16.A3" office:value-type="string">
            <text:list xml:id="list33221589" text:continue-numbering="true" text:style-name="L1">
              <text:list-item>
                <text:p text:style-name="P45"/>
              </text:list-item>
            </text:list>
          </table:table-cell>
          <table:table-cell table:style-name="Table16.A3" office:value-type="string">
            <text:p text:style-name="P18">Reject password No password entered </text:p>
            <text:p text:style-name="P18"/>
          </table:table-cell>
          <table:table-cell table:style-name="Table16.A3" office:value-type="string">
            <text:p text:style-name="P18">Go to home page; </text:p>
            <text:p text:style-name="P18">Click Register; </text:p>
            <text:p text:style-name="P18">Do not enter any password;</text:p>
            <text:p text:style-name="P18">Click Register button </text:p>
            <text:p text:style-name="P18"/>
          </table:table-cell>
          <table:table-cell table:style-name="Table16.A3" office:value-type="string">
            <text:p text:style-name="P15">Error: <text:s/>The password field is required”</text:p>
          </table:table-cell>
          <table:table-cell table:style-name="Table16.E3" office:value-type="string">
            <text:p text:style-name="P37">Pass</text:p>
          </table:table-cell>
          <table:table-cell table:style-name="Table16.E3" office:value-type="string">
            <text:p text:style-name="P16"/>
          </table:table-cell>
        </table:table-row>
        <table:table-row>
          <table:table-cell table:style-name="Table16.A3" office:value-type="string">
            <text:list xml:id="list33222039" text:continue-numbering="true" text:style-name="L1">
              <text:list-item>
                <text:p text:style-name="P45"/>
              </text:list-item>
            </text:list>
          </table:table-cell>
          <table:table-cell table:style-name="Table16.A3" office:value-type="string">
            <text:p text:style-name="P18">Reject email Account already exists </text:p>
            <text:p text:style-name="P18"/>
          </table:table-cell>
          <table:table-cell table:style-name="Table16.A3" office:value-type="string">
            <text:p text:style-name="P18">Go to home page; </text:p>
            <text:p text:style-name="P18">Click Register; </text:p>
            <text:p text:style-name="P18">Enter a valid email address that is <text:soft-page-break/>already registered; Click Register button </text:p>
            <text:p text:style-name="P18"/>
          </table:table-cell>
          <table:table-cell table:style-name="Table16.A3" office:value-type="string">
            <text:p text:style-name="P18">Save not successful, message appears: You are already registered. Forgot your password? Click here. </text:p>
            <text:p text:style-name="P15"><text:soft-page-break/></text:p>
          </table:table-cell>
          <table:table-cell table:style-name="Table16.E3" office:value-type="string">
            <text:p text:style-name="P38">Fail</text:p>
          </table:table-cell>
          <table:table-cell table:style-name="Table16.E3" office:value-type="string">
            <text:p text:style-name="P16"/>
          </table:table-cell>
        </table:table-row>
        <table:table-row>
          <table:table-cell table:style-name="Table16.A3" office:value-type="string">
            <text:list xml:id="list33223651" text:continue-numbering="true" text:style-name="L1">
              <text:list-item>
                <text:p text:style-name="P45"/>
              </text:list-item>
            </text:list>
          </table:table-cell>
          <table:table-cell table:style-name="Table16.A3" office:value-type="string">
            <text:p text:style-name="P18">Reject email No host name </text:p>
            <text:p text:style-name="P18"/>
          </table:table-cell>
          <table:table-cell table:style-name="Table16.A3" office:value-type="string">
            <text:p text:style-name="P18">Repeat Scenario 6 with value: myemailemail.com </text:p>
            <text:p text:style-name="P18"/>
          </table:table-cell>
          <table:table-cell table:style-name="Table16.A3" office:value-type="string">
            <text:p text:style-name="P18">Error: Please enter a valid email address. </text:p>
            <text:p text:style-name="P15"/>
          </table:table-cell>
          <table:table-cell table:style-name="Table16.E3" office:value-type="string">
            <text:p text:style-name="P38">Fail</text:p>
          </table:table-cell>
          <table:table-cell table:style-name="Table16.E3" office:value-type="string">
            <text:p text:style-name="P16"/>
          </table:table-cell>
        </table:table-row>
        <table:table-row>
          <table:table-cell table:style-name="Table16.A3" office:value-type="string">
            <text:list xml:id="list33245055" text:continue-numbering="true" text:style-name="L1">
              <text:list-item>
                <text:p text:style-name="P45"/>
              </text:list-item>
            </text:list>
          </table:table-cell>
          <table:table-cell table:style-name="Table16.A3" office:value-type="string">
            <text:p text:style-name="P18">Reject email No top-level domain </text:p>
            <text:p text:style-name="P18"/>
          </table:table-cell>
          <table:table-cell table:style-name="Table16.A3" office:value-type="string">
            <text:p text:style-name="P18">Repeat Scenario 6 with value: myemail@email </text:p>
            <text:p text:style-name="P18"/>
          </table:table-cell>
          <table:table-cell table:style-name="Table16.A3" office:value-type="string">
            <text:p text:style-name="P18">Error: Please enter a valid email address. </text:p>
            <text:p text:style-name="P15"/>
          </table:table-cell>
          <table:table-cell table:style-name="Table16.E3" office:value-type="string">
            <text:p text:style-name="P38">Fail</text:p>
          </table:table-cell>
          <table:table-cell table:style-name="Table16.E3" office:value-type="string">
            <text:p text:style-name="P16"/>
          </table:table-cell>
        </table:table-row>
        <table:table-row>
          <table:table-cell table:style-name="Table16.A3" office:value-type="string">
            <text:list xml:id="list33242528" text:continue-numbering="true" text:style-name="L1">
              <text:list-item>
                <text:p text:style-name="P45"/>
              </text:list-item>
            </text:list>
          </table:table-cell>
          <table:table-cell table:style-name="Table16.A3" office:value-type="string">
            <text:p text:style-name="P18">Reject email Special characters in username </text:p>
            <text:p text:style-name="P18"/>
          </table:table-cell>
          <table:table-cell table:style-name="Table16.A3" office:value-type="string">
            <text:p text:style-name="P18">Repeat Scenario 6 with value: my!email@email.com </text:p>
            <text:p text:style-name="P18"/>
          </table:table-cell>
          <table:table-cell table:style-name="Table16.A3" office:value-type="string">
            <text:p text:style-name="P18">Error: Please enter a valid email address. </text:p>
            <text:p text:style-name="P15"/>
          </table:table-cell>
          <table:table-cell table:style-name="Table16.E3" office:value-type="string">
            <text:p text:style-name="P38">Fail</text:p>
          </table:table-cell>
          <table:table-cell table:style-name="Table16.E3" office:value-type="string">
            <text:p text:style-name="P16"/>
          </table:table-cell>
        </table:table-row>
        <table:table-row>
          <table:table-cell table:style-name="Table16.A3" office:value-type="string">
            <text:list xml:id="list33217297" text:continue-numbering="true" text:style-name="L1">
              <text:list-item>
                <text:p text:style-name="P45"/>
              </text:list-item>
            </text:list>
          </table:table-cell>
          <table:table-cell table:style-name="Table16.A3" office:value-type="string">
            <text:p text:style-name="P18">Reject password Confirm password doesn't match </text:p>
            <text:p text:style-name="P18"/>
          </table:table-cell>
          <table:table-cell table:style-name="Table16.A3" office:value-type="string">
            <text:p text:style-name="P18">Enter valid password in Password box: Icecream! </text:p>
            <text:p text:style-name="P18">Enter another value in Confirm Password box </text:p>
            <text:p text:style-name="P18">Click Register</text:p>
            <text:p text:style-name="P18"/>
          </table:table-cell>
          <table:table-cell table:style-name="Table16.A3" office:value-type="string">
            <text:p text:style-name="P18">Error: Your confirmed password does not match the password you entered. </text:p>
            <text:p text:style-name="P18"/>
          </table:table-cell>
          <table:table-cell table:style-name="Table16.E3" office:value-type="string">
            <text:p text:style-name="P37">Pass</text:p>
          </table:table-cell>
          <table:table-cell table:style-name="Table16.E3" office:value-type="string">
            <text:p text:style-name="P16"/>
          </table:table-cell>
        </table:table-row>
        <table:table-row>
          <table:table-cell table:style-name="Table16.A3" office:value-type="string">
            <text:list xml:id="list33213249" text:continue-numbering="true" text:style-name="L1">
              <text:list-item>
                <text:p text:style-name="P45"/>
              </text:list-item>
            </text:list>
          </table:table-cell>
          <table:table-cell table:style-name="Table16.A3" office:value-type="string">
            <text:p text:style-name="P18">Reject password Less than 6 characters </text:p>
            <text:p text:style-name="P18"/>
          </table:table-cell>
          <table:table-cell table:style-name="Table16.A3" office:value-type="string">
            <text:p text:style-name="P18">Enter in Password and Confirm Password boxes: Icecream! </text:p>
            <text:p text:style-name="P18"/>
          </table:table-cell>
          <table:table-cell table:style-name="Table16.A3" office:value-type="string">
            <text:p text:style-name="P18">Error: Your password must contain at least 6 characters. </text:p>
            <text:p text:style-name="P18"/>
          </table:table-cell>
          <table:table-cell table:style-name="Table16.E3" office:value-type="string">
            <text:p text:style-name="P37">Pass</text:p>
          </table:table-cell>
          <table:table-cell table:style-name="Table16.E3" office:value-type="string">
            <text:p text:style-name="P16"/>
          </table:table-cell>
        </table:table-row>
        <table:table-row>
          <table:table-cell table:style-name="Table16.A3" office:value-type="string">
            <text:list xml:id="list33229163" text:continue-numbering="true" text:style-name="L1">
              <text:list-item>
                <text:p text:style-name="P45"/>
              </text:list-item>
            </text:list>
          </table:table-cell>
          <table:table-cell table:style-name="Table16.A3" office:value-type="string">
            <text:p text:style-name="P18">Reject password No capital letter </text:p>
            <text:p text:style-name="P18"/>
          </table:table-cell>
          <table:table-cell table:style-name="Table16.A3" office:value-type="string">
            <text:p text:style-name="P18">Repeat Scenario 11 with value: icecream3! </text:p>
            <text:p text:style-name="P18"/>
          </table:table-cell>
          <table:table-cell table:style-name="Table16.A3" office:value-type="string">
            <text:p text:style-name="P18">Error: Your password must contain at least one capital letter. </text:p>
            <text:p text:style-name="P18"/>
          </table:table-cell>
          <table:table-cell table:style-name="Table16.E3" office:value-type="string">
            <text:p text:style-name="P38">Fail; it says “invalid user name or password”</text:p>
          </table:table-cell>
          <table:table-cell table:style-name="Table16.E3" office:value-type="string">
            <text:p text:style-name="P16"/>
          </table:table-cell>
        </table:table-row>
        <table:table-row>
          <table:table-cell table:style-name="Table16.A3" office:value-type="string">
            <text:list xml:id="list33237552" text:continue-numbering="true" text:style-name="L1">
              <text:list-item>
                <text:p text:style-name="P45"/>
              </text:list-item>
            </text:list>
          </table:table-cell>
          <table:table-cell table:style-name="Table16.A3" office:value-type="string">
            <text:p text:style-name="P18">Reject password No number </text:p>
            <text:p text:style-name="P18"/>
          </table:table-cell>
          <table:table-cell table:style-name="Table16.A3" office:value-type="string">
            <text:p text:style-name="P18">Repeat Scenario 11 with value: Icecream! </text:p>
            <text:p text:style-name="P18"/>
          </table:table-cell>
          <table:table-cell table:style-name="Table16.A3" office:value-type="string">
            <text:p text:style-name="P18">Error: Your password must contain at least one number (0-9). </text:p>
            <text:p text:style-name="P18"/>
          </table:table-cell>
          <table:table-cell table:style-name="Table16.E3" office:value-type="string">
            <text:p text:style-name="P38">Fail; it says “invalid user name or <text:soft-page-break/>password”</text:p>
          </table:table-cell>
          <table:table-cell table:style-name="Table16.E3" office:value-type="string">
            <text:p text:style-name="P16"/>
          </table:table-cell>
        </table:table-row>
        <table:table-row>
          <table:table-cell table:style-name="Table16.A3" office:value-type="string">
            <text:list xml:id="list33218519" text:continue-numbering="true" text:style-name="L1">
              <text:list-item>
                <text:p text:style-name="P45"/>
              </text:list-item>
            </text:list>
          </table:table-cell>
          <table:table-cell table:style-name="Table16.A3" office:value-type="string">
            <text:p text:style-name="P18">Reject password No special character </text:p>
            <text:p text:style-name="P18"/>
          </table:table-cell>
          <table:table-cell table:style-name="Table16.A3" office:value-type="string">
            <text:p text:style-name="P18">Repeat Scenario 11 with value: Icecream3 </text:p>
            <text:p text:style-name="P18"/>
          </table:table-cell>
          <table:table-cell table:style-name="Table16.A3" office:value-type="string">
            <text:p text:style-name="P18">Error: Your password must contain at least one special character (! @ # $ % ^ &amp; or *)</text:p>
            <text:p text:style-name="P18"/>
          </table:table-cell>
          <table:table-cell table:style-name="Table16.E3" office:value-type="string">
            <text:p text:style-name="P38">Fail; it says “invalid user name or password”</text:p>
          </table:table-cell>
          <table:table-cell table:style-name="Table16.E3" office:value-type="string">
            <text:p text:style-name="P16"/>
          </table:table-cell>
        </table:table-row>
        <table:table-row>
          <table:table-cell table:style-name="Table16.A3" office:value-type="string">
            <text:list xml:id="list33241597" text:continue-numbering="true" text:style-name="L1">
              <text:list-item>
                <text:p text:style-name="P45"/>
              </text:list-item>
            </text:list>
          </table:table-cell>
          <table:table-cell table:style-name="Table16.A3" office:value-type="string">
            <text:p text:style-name="P18">Reject password Password same as username </text:p>
            <text:p text:style-name="P18"/>
          </table:table-cell>
          <table:table-cell table:style-name="Table16.A3" office:value-type="string">
            <text:p text:style-name="P18">Repeat Scenario 11, entering the email address as the password. </text:p>
            <text:p text:style-name="P18"/>
          </table:table-cell>
          <table:table-cell table:style-name="Table16.A3" office:value-type="string">
            <text:p text:style-name="P18">Error: Your password cannot be the same as your username/email address. </text:p>
            <text:p text:style-name="P18"/>
          </table:table-cell>
          <table:table-cell table:style-name="Table16.E3" office:value-type="string">
            <text:p text:style-name="P38">Fail; it says “invalid user name or password”</text:p>
          </table:table-cell>
          <table:table-cell table:style-name="Table16.E3" office:value-type="string">
            <text:p text:style-name="P16"/>
          </table:table-cell>
        </table:table-row>
        <table:table-row>
          <table:table-cell table:style-name="Table16.A3" office:value-type="string">
            <text:list xml:id="list33239423" text:continue-numbering="true" text:style-name="L1">
              <text:list-item>
                <text:p text:style-name="P45"/>
              </text:list-item>
            </text:list>
          </table:table-cell>
          <table:table-cell table:style-name="Table16.A3" office:value-type="string">
            <text:p text:style-name="P18"/>
          </table:table-cell>
          <table:table-cell table:style-name="Table16.A3" office:value-type="string">
            <text:p text:style-name="P18"/>
          </table:table-cell>
          <table:table-cell table:style-name="Table16.A3" office:value-type="string">
            <text:p text:style-name="P18"/>
          </table:table-cell>
          <table:table-cell table:style-name="Table16.E3" office:value-type="string">
            <text:p text:style-name="P16"/>
          </table:table-cell>
          <table:table-cell table:style-name="Table16.E3" office:value-type="string">
            <text:p text:style-name="P16"/>
          </table:table-cell>
        </table:table-row>
        <table:table-row>
          <table:table-cell table:style-name="Table16.A3" office:value-type="string">
            <text:list xml:id="list33231756" text:continue-numbering="true" text:style-name="L1">
              <text:list-item>
                <text:p text:style-name="P45"/>
              </text:list-item>
            </text:list>
          </table:table-cell>
          <table:table-cell table:style-name="Table16.A3" office:value-type="string">
            <text:p text:style-name="P18"/>
          </table:table-cell>
          <table:table-cell table:style-name="Table16.A3" office:value-type="string">
            <text:p text:style-name="P18"/>
          </table:table-cell>
          <table:table-cell table:style-name="Table16.A3" office:value-type="string">
            <text:p text:style-name="P18"/>
          </table:table-cell>
          <table:table-cell table:style-name="Table16.E3" office:value-type="string">
            <text:p text:style-name="P16"/>
          </table:table-cell>
          <table:table-cell table:style-name="Table16.E3" office:value-type="string">
            <text:p text:style-name="P16"/>
          </table:table-cell>
        </table:table-row>
      </table:table>
      <text:p text:style-name="P7"/>
      <text:p text:style-name="P7">1.2.a Existing User login with email address and password</text:p>
      <text:p text:style-name="P2">Existing users log in via link on the menu bar with their email address.</text:p>
      <text:p text:style-name="P11"/>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office:value-type="string">
            <text:p text:style-name="P24">#</text:p>
          </table:table-cell>
          <table:table-cell table:style-name="Table17.A1" office:value-type="string">
            <text:p text:style-name="P13">Scenario/Test case</text:p>
          </table:table-cell>
          <table:table-cell table:style-name="Table17.A1" office:value-type="string">
            <text:p text:style-name="P13">Input Specifications</text:p>
          </table:table-cell>
          <table:table-cell table:style-name="Table17.A1" office:value-type="string">
            <text:p text:style-name="P13">Output Specifications</text:p>
          </table:table-cell>
          <table:table-cell table:style-name="Table17.E1" office:value-type="string">
            <text:p text:style-name="P14">Pass/Fail</text:p>
          </table:table-cell>
          <table:table-cell table:style-name="Table17.E1" office:value-type="string">
            <text:p text:style-name="P14">Priority</text:p>
          </table:table-cell>
        </table:table-row>
        <table:table-row>
          <table:table-cell table:style-name="Table17.A1" office:value-type="string">
            <text:list xml:id="list3166604540933792906" text:style-name="L2">
              <text:list-item>
                <text:p text:style-name="P57"/>
              </text:list-item>
            </text:list>
          </table:table-cell>
          <table:table-cell table:style-name="Table17.A1" office:value-type="string">
            <text:p text:style-name="P15">Validity link availability</text:p>
          </table:table-cell>
          <table:table-cell table:style-name="Table17.A1" office:value-type="string">
            <text:p text:style-name="P18">Go to home page without logging in and click Login</text:p>
            <text:p text:style-name="P15"/>
          </table:table-cell>
          <table:table-cell table:style-name="Table17.A1" office:value-type="string">
            <text:p text:style-name="P18">Login screen appears </text:p>
            <text:p text:style-name="P15"/>
          </table:table-cell>
          <table:table-cell table:style-name="Table17.E1" office:value-type="string">
            <text:p text:style-name="P37">Pass</text:p>
          </table:table-cell>
          <table:table-cell table:style-name="Table17.E1" office:value-type="string">
            <text:p text:style-name="P16"/>
          </table:table-cell>
        </table:table-row>
        <table:table-row>
          <table:table-cell table:style-name="Table17.A3" office:value-type="string">
            <text:list xml:id="list33244248" text:continue-numbering="true" text:style-name="L2">
              <text:list-item>
                <text:p text:style-name="P46"/>
              </text:list-item>
            </text:list>
          </table:table-cell>
          <table:table-cell table:style-name="Table17.A3" office:value-type="string">
            <text:p text:style-name="P15">Accept valid email</text:p>
          </table:table-cell>
          <table:table-cell table:style-name="Table17.A3" office:value-type="string">
            <text:p text:style-name="P15">Enter valid email address: <text:a xlink:type="simple" xlink:href="mailto:joesmith@yahoo.com" text:style-name="Internet_20_link" text:visited-style-name="Visited_20_Internet_20_Link">joesmith@yahoo.com</text:a>;</text:p>
            <text:p text:style-name="P15">click Login button</text:p>
          </table:table-cell>
          <table:table-cell table:style-name="Table17.A3" office:value-type="string">
            <text:p text:style-name="P15">Error: “The password field is required”</text:p>
          </table:table-cell>
          <table:table-cell table:style-name="Table17.E3" office:value-type="string">
            <text:p text:style-name="P37">Pass</text:p>
          </table:table-cell>
          <table:table-cell table:style-name="Table17.E3" office:value-type="string">
            <text:p text:style-name="P16"/>
          </table:table-cell>
        </table:table-row>
        <text:soft-page-break/>
        <table:table-row>
          <table:table-cell table:style-name="Table17.A3" office:value-type="string">
            <text:list xml:id="list332172971" text:continue-numbering="true" text:style-name="L2">
              <text:list-item>
                <text:p text:style-name="P46"/>
              </text:list-item>
            </text:list>
          </table:table-cell>
          <table:table-cell table:style-name="Table17.A3" office:value-type="string">
            <text:p text:style-name="P18">Accept valid password (all minimum requirements met) </text:p>
            <text:p text:style-name="P15"/>
          </table:table-cell>
          <table:table-cell table:style-name="Table17.A3" office:value-type="string">
            <text:p text:style-name="P18">Enter a valid password with minimum requirements, e.g. Icecream!</text:p>
          </table:table-cell>
          <table:table-cell table:style-name="Table17.A3" office:value-type="string">
            <text:p text:style-name="P15">Registered user is Logged in</text:p>
          </table:table-cell>
          <table:table-cell table:style-name="Table17.E3" office:value-type="string">
            <text:p text:style-name="P37">Pass</text:p>
          </table:table-cell>
          <table:table-cell table:style-name="Table17.E3" office:value-type="string">
            <text:p text:style-name="P16"/>
          </table:table-cell>
        </table:table-row>
        <table:table-row>
          <table:table-cell table:style-name="Table17.A3" office:value-type="string">
            <text:list xml:id="list33214933" text:continue-numbering="true" text:style-name="L2">
              <text:list-item>
                <text:p text:style-name="P46"/>
              </text:list-item>
            </text:list>
          </table:table-cell>
          <table:table-cell table:style-name="Table17.A3" office:value-type="string">
            <text:p text:style-name="P18">Reject email No email entered </text:p>
            <text:p text:style-name="P18"/>
          </table:table-cell>
          <table:table-cell table:style-name="Table17.A3" office:value-type="string">
            <text:p text:style-name="P18">Go to home page; </text:p>
            <text:p text:style-name="P18">Click Login; </text:p>
            <text:p text:style-name="P18">Do not enter any value; </text:p>
            <text:p text:style-name="P18">Click Login button</text:p>
            <text:p text:style-name="P18"/>
          </table:table-cell>
          <table:table-cell table:style-name="Table17.A3" office:value-type="string">
            <text:p text:style-name="P18">Error: Please enter a valid email address. </text:p>
            <text:p text:style-name="P15"/>
          </table:table-cell>
          <table:table-cell table:style-name="Table17.E3" office:value-type="string">
            <text:p text:style-name="P37">Pass</text:p>
          </table:table-cell>
          <table:table-cell table:style-name="Table17.E3" office:value-type="string">
            <text:p text:style-name="P16"/>
          </table:table-cell>
        </table:table-row>
        <table:table-row>
          <table:table-cell table:style-name="Table17.A3" office:value-type="string">
            <text:list xml:id="list33217088" text:continue-numbering="true" text:style-name="L2">
              <text:list-item>
                <text:p text:style-name="P46"/>
              </text:list-item>
            </text:list>
          </table:table-cell>
          <table:table-cell table:style-name="Table17.A3" office:value-type="string">
            <text:p text:style-name="P18">Reject email No host name </text:p>
            <text:p text:style-name="P18"/>
          </table:table-cell>
          <table:table-cell table:style-name="Table17.A3" office:value-type="string">
            <text:p text:style-name="P18">Repeat Scenario 4 with value: myvacationvacation.com </text:p>
            <text:p text:style-name="P18"/>
          </table:table-cell>
          <table:table-cell table:style-name="Table17.A3" office:value-type="string">
            <text:p text:style-name="P18">Error: Please enter a valid email address. </text:p>
            <text:p text:style-name="P15"/>
          </table:table-cell>
          <table:table-cell table:style-name="Table17.E3" office:value-type="string">
            <text:p text:style-name="P37">Pass</text:p>
          </table:table-cell>
          <table:table-cell table:style-name="Table17.E3" office:value-type="string">
            <text:p text:style-name="P16"/>
          </table:table-cell>
        </table:table-row>
        <table:table-row>
          <table:table-cell table:style-name="Table17.A3" office:value-type="string">
            <text:list xml:id="list33219212" text:continue-numbering="true" text:style-name="L2">
              <text:list-item>
                <text:p text:style-name="P46"/>
              </text:list-item>
            </text:list>
          </table:table-cell>
          <table:table-cell table:style-name="Table17.A3" office:value-type="string">
            <text:p text:style-name="P18">Reject email </text:p>
            <text:p text:style-name="P18">No top-level domain </text:p>
            <text:p text:style-name="P18"/>
          </table:table-cell>
          <table:table-cell table:style-name="Table17.A3" office:value-type="string">
            <text:p text:style-name="P18">Repeat Scenario 4 with value: myvacation@vacation</text:p>
            <text:p text:style-name="P18"/>
          </table:table-cell>
          <table:table-cell table:style-name="Table17.A3" office:value-type="string">
            <text:p text:style-name="P18">Error: Please enter a valid email address. </text:p>
            <text:p text:style-name="P15"/>
          </table:table-cell>
          <table:table-cell table:style-name="Table17.E3" office:value-type="string">
            <text:p text:style-name="P37">Pass</text:p>
          </table:table-cell>
          <table:table-cell table:style-name="Table17.E3" office:value-type="string">
            <text:p text:style-name="P16"/>
          </table:table-cell>
        </table:table-row>
        <table:table-row>
          <table:table-cell table:style-name="Table17.A3" office:value-type="string">
            <text:list xml:id="list33222132" text:continue-numbering="true" text:style-name="L2">
              <text:list-item>
                <text:p text:style-name="P46"/>
              </text:list-item>
            </text:list>
          </table:table-cell>
          <table:table-cell table:style-name="Table17.A3" office:value-type="string">
            <text:p text:style-name="P18">Reject email Special characters in username </text:p>
            <text:p text:style-name="P18"/>
          </table:table-cell>
          <table:table-cell table:style-name="Table17.A3" office:value-type="string">
            <text:p text:style-name="P18">Repeat Scenario 4 with value: my!vacation@vacation.com </text:p>
            <text:p text:style-name="P18"/>
          </table:table-cell>
          <table:table-cell table:style-name="Table17.A3" office:value-type="string">
            <text:p text:style-name="P18">Error: Please enter a valid email address. </text:p>
            <text:p text:style-name="P15"/>
          </table:table-cell>
          <table:table-cell table:style-name="Table17.E3" office:value-type="string">
            <text:p text:style-name="P37">Pass</text:p>
          </table:table-cell>
          <table:table-cell table:style-name="Table17.E3" office:value-type="string">
            <text:p text:style-name="P16"/>
          </table:table-cell>
        </table:table-row>
        <table:table-row>
          <table:table-cell table:style-name="Table17.A3" office:value-type="string">
            <text:list xml:id="list33227797" text:continue-numbering="true" text:style-name="L2">
              <text:list-item>
                <text:p text:style-name="P46"/>
              </text:list-item>
            </text:list>
          </table:table-cell>
          <table:table-cell table:style-name="Table17.A3" office:value-type="string">
            <text:p text:style-name="P18">Reject password </text:p>
            <text:p text:style-name="P18">No password entered </text:p>
            <text:p text:style-name="P18"/>
          </table:table-cell>
          <table:table-cell table:style-name="Table17.A3" office:value-type="string">
            <text:p text:style-name="P18">Do not enter any password Click Login button</text:p>
            <text:p text:style-name="P18"/>
          </table:table-cell>
          <table:table-cell table:style-name="Table17.A3" office:value-type="string">
            <text:p text:style-name="P18">Error: Please enter a password</text:p>
            <text:p text:style-name="P15"/>
          </table:table-cell>
          <table:table-cell table:style-name="Table17.E3" office:value-type="string">
            <text:p text:style-name="P37">Pass</text:p>
          </table:table-cell>
          <table:table-cell table:style-name="Table17.E3" office:value-type="string">
            <text:p text:style-name="P16"/>
          </table:table-cell>
        </table:table-row>
        <table:table-row>
          <table:table-cell table:style-name="Table17.A3" office:value-type="string">
            <text:list xml:id="list33220888" text:continue-numbering="true" text:style-name="L2">
              <text:list-item>
                <text:p text:style-name="P46"/>
              </text:list-item>
            </text:list>
          </table:table-cell>
          <table:table-cell table:style-name="Table17.A3" office:value-type="string">
            <text:p text:style-name="P18">Reject invalid password entered</text:p>
            <text:p text:style-name="P18"/>
          </table:table-cell>
          <table:table-cell table:style-name="Table17.A3" office:value-type="string">
            <text:p text:style-name="P18">Enter in an invalid password and click Login button</text:p>
          </table:table-cell>
          <table:table-cell table:style-name="Table17.A3" office:value-type="string">
            <text:p text:style-name="P18">Error: Incorrect password and/or Click Forgot Password button</text:p>
          </table:table-cell>
          <table:table-cell table:style-name="Table17.E3" office:value-type="string">
            <text:p text:style-name="P37">Pass; should be offered a forgot password option</text:p>
          </table:table-cell>
          <table:table-cell table:style-name="Table17.E3" office:value-type="string">
            <text:p text:style-name="P16"/>
          </table:table-cell>
        </table:table-row>
        <table:table-row>
          <table:table-cell table:style-name="Table17.A3" office:value-type="string">
            <text:list xml:id="list33231512" text:continue-numbering="true" text:style-name="L2">
              <text:list-item>
                <text:p text:style-name="P46"/>
              </text:list-item>
            </text:list>
          </table:table-cell>
          <table:table-cell table:style-name="Table17.A3" office:value-type="string">
            <text:p text:style-name="P18">Accept valid password created </text:p>
            <text:p text:style-name="P15"/>
          </table:table-cell>
          <table:table-cell table:style-name="Table17.A3" office:value-type="string">
            <text:p text:style-name="P18">Enter valid password that was created during registration and click Login button</text:p>
          </table:table-cell>
          <table:table-cell table:style-name="Table17.A3" office:value-type="string">
            <text:p text:style-name="P18">User is Logged in </text:p>
          </table:table-cell>
          <table:table-cell table:style-name="Table17.E3" office:value-type="string">
            <text:p text:style-name="P37">Pass</text:p>
          </table:table-cell>
          <table:table-cell table:style-name="Table17.E3" office:value-type="string">
            <text:p text:style-name="P16"/>
          </table:table-cell>
        </table:table-row>
        <table:table-row>
          <table:table-cell table:style-name="Table17.A3" office:value-type="string">
            <text:list xml:id="list33218684" text:continue-numbering="true" text:style-name="L2">
              <text:list-item>
                <text:p text:style-name="P46"/>
              </text:list-item>
            </text:list>
          </table:table-cell>
          <table:table-cell table:style-name="Table17.A3" office:value-type="string">
            <text:p text:style-name="P18">Validate “register as a new user button” on Login page</text:p>
          </table:table-cell>
          <table:table-cell table:style-name="Table17.A3" office:value-type="string">
            <text:p text:style-name="P18">Ended up on Login page and you have not registered for site yet;</text:p>
            <text:p text:style-name="P18">click on “register as a new user” tab located under the login button</text:p>
          </table:table-cell>
          <table:table-cell table:style-name="Table17.A3" office:value-type="string">
            <text:p text:style-name="P18">Taken to the “registration” page to create a new account</text:p>
          </table:table-cell>
          <table:table-cell table:style-name="Table17.E3" office:value-type="string">
            <text:p text:style-name="P37">Pass</text:p>
          </table:table-cell>
          <table:table-cell table:style-name="Table17.E3" office:value-type="string">
            <text:p text:style-name="P16"/>
          </table:table-cell>
        </table:table-row>
        <text:soft-page-break/>
        <table:table-row>
          <table:table-cell table:style-name="Table17.A3" office:value-type="string">
            <text:list xml:id="list33217496" text:continue-numbering="true" text:style-name="L2">
              <text:list-item>
                <text:p text:style-name="P46"/>
              </text:list-item>
            </text:list>
          </table:table-cell>
          <table:table-cell table:style-name="Table17.A3" office:value-type="string">
            <text:p text:style-name="P18">Use another service to Login</text:p>
          </table:table-cell>
          <table:table-cell table:style-name="Table17.A3" office:value-type="string">
            <text:p text:style-name="P18">Click on hyperlink to login to another service</text:p>
          </table:table-cell>
          <table:table-cell table:style-name="Table17.A3" office:value-type="string">
            <text:p text:style-name="P18">Statement providing there is no other external authentication services configured. Hyperlink on how to set up configuration services for an external login</text:p>
          </table:table-cell>
          <table:table-cell table:style-name="Table17.E3" office:value-type="string">
            <text:p text:style-name="P37">Pass</text:p>
          </table:table-cell>
          <table:table-cell table:style-name="Table17.E3" office:value-type="string">
            <text:p text:style-name="P16"/>
          </table:table-cell>
        </table:table-row>
      </table:table>
      <text:p text:style-name="P7"/>
      <text:p text:style-name="P7">1.2. UI</text:p>
      <text:p text:style-name="P2">User Interface</text:p>
      <text:p text:style-name="P12"/>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24">#</text:p>
          </table:table-cell>
          <table:table-cell table:style-name="Table18.A1" office:value-type="string">
            <text:p text:style-name="P13">Scenario/Test case</text:p>
          </table:table-cell>
          <table:table-cell table:style-name="Table18.A1" office:value-type="string">
            <text:p text:style-name="P13">Input Specifications</text:p>
          </table:table-cell>
          <table:table-cell table:style-name="Table18.A1" office:value-type="string">
            <text:p text:style-name="P13">Output Specifications</text:p>
          </table:table-cell>
          <table:table-cell table:style-name="Table18.E1" office:value-type="string">
            <text:p text:style-name="P14">Pass/Fail</text:p>
          </table:table-cell>
          <table:table-cell table:style-name="Table18.E1" office:value-type="string">
            <text:p text:style-name="P14">Priority</text:p>
          </table:table-cell>
        </table:table-row>
        <table:table-row>
          <table:table-cell table:style-name="Table18.A1" office:value-type="string">
            <text:list xml:id="list5824309761406863390" text:style-name="L3">
              <text:list-item>
                <text:p text:style-name="P58"/>
              </text:list-item>
            </text:list>
          </table:table-cell>
          <table:table-cell table:style-name="Table18.A1" office:value-type="string">
            <text:p text:style-name="P15">Copyright <text:s/>listed</text:p>
          </table:table-cell>
          <table:table-cell table:style-name="Table18.A1" office:value-type="string">
            <text:p text:style-name="P15">Make sure that the copyright statement should display at the bottom of page</text:p>
          </table:table-cell>
          <table:table-cell table:style-name="Table18.A1" office:value-type="string">
            <text:p text:style-name="P15">Copyright statement displayed at bottom of page</text:p>
          </table:table-cell>
          <table:table-cell table:style-name="Table18.E1" office:value-type="string">
            <text:p text:style-name="P37">Pass</text:p>
          </table:table-cell>
          <table:table-cell table:style-name="Table18.E1" office:value-type="string">
            <text:p text:style-name="P16"/>
          </table:table-cell>
        </table:table-row>
        <table:table-row>
          <table:table-cell table:style-name="Table18.A3" office:value-type="string">
            <text:list xml:id="list33238568" text:continue-numbering="true" text:style-name="L3">
              <text:list-item>
                <text:p text:style-name="P47"/>
              </text:list-item>
            </text:list>
          </table:table-cell>
          <table:table-cell table:style-name="Table18.A3" office:value-type="string">
            <text:p text:style-name="P15">Mouse over the “Register” button symbol changed on registration page</text:p>
          </table:table-cell>
          <table:table-cell table:style-name="Table18.A3" office:value-type="string">
            <text:p text:style-name="P15">Move the mouse over the “Register” button </text:p>
          </table:table-cell>
          <table:table-cell table:style-name="Table18.A3" office:value-type="string">
            <text:p text:style-name="P15">Make sure the mouse pointer should changed to hand symbol </text:p>
          </table:table-cell>
          <table:table-cell table:style-name="Table18.E3" office:value-type="string">
            <text:p text:style-name="P37">Pass</text:p>
          </table:table-cell>
          <table:table-cell table:style-name="Table18.E3" office:value-type="string">
            <text:p text:style-name="P16"/>
          </table:table-cell>
        </table:table-row>
        <table:table-row>
          <table:table-cell table:style-name="Table18.A3" office:value-type="string">
            <text:list xml:id="list33214419" text:continue-numbering="true" text:style-name="L3">
              <text:list-item>
                <text:p text:style-name="P47"/>
              </text:list-item>
            </text:list>
          </table:table-cell>
          <table:table-cell table:style-name="Table18.A3" office:value-type="string">
            <text:p text:style-name="P15">Mouse over the “Register” button</text:p>
          </table:table-cell>
          <table:table-cell table:style-name="Table18.A3" office:value-type="string">
            <text:p text:style-name="P15">Move the mouse over the “Register” button </text:p>
          </table:table-cell>
          <table:table-cell table:style-name="Table18.A3" office:value-type="string">
            <text:p text:style-name="P15">Make sure the “Register” text color should change </text:p>
          </table:table-cell>
          <table:table-cell table:style-name="Table18.E3" office:value-type="string">
            <text:p text:style-name="P37">Pass</text:p>
          </table:table-cell>
          <table:table-cell table:style-name="Table18.E3" office:value-type="string">
            <text:p text:style-name="P16"/>
          </table:table-cell>
        </table:table-row>
        <table:table-row>
          <table:table-cell table:style-name="Table18.A3" office:value-type="string">
            <text:list xml:id="list33239039" text:continue-numbering="true" text:style-name="L3">
              <text:list-item>
                <text:p text:style-name="P47"/>
              </text:list-item>
            </text:list>
          </table:table-cell>
          <table:table-cell table:style-name="Table18.A3" office:value-type="string">
            <text:p text:style-name="P15">Mouse over the “Register” button</text:p>
          </table:table-cell>
          <table:table-cell table:style-name="Table18.A3" office:value-type="string">
            <text:p text:style-name="P15">Point the mouse over the “Register” button </text:p>
          </table:table-cell>
          <table:table-cell table:style-name="Table18.A3" office:value-type="string">
            <text:p text:style-name="P15">Make sure tool tip message should display as: “Register” </text:p>
          </table:table-cell>
          <table:table-cell table:style-name="Table18.E3" office:value-type="string">
            <text:p text:style-name="P37">Pass</text:p>
          </table:table-cell>
          <table:table-cell table:style-name="Table18.E3" office:value-type="string">
            <text:p text:style-name="P16"/>
          </table:table-cell>
        </table:table-row>
        <table:table-row>
          <table:table-cell table:style-name="Table18.A3" office:value-type="string">
            <text:list xml:id="list33215275" text:continue-numbering="true" text:style-name="L3">
              <text:list-item>
                <text:p text:style-name="P47"/>
              </text:list-item>
            </text:list>
          </table:table-cell>
          <table:table-cell table:style-name="Table18.A3" office:value-type="string">
            <text:p text:style-name="P15">Mouse over the “Register” button </text:p>
          </table:table-cell>
          <table:table-cell table:style-name="Table18.A3" office:value-type="string">
            <text:p text:style-name="P15">Point the mouse over the “Register” button </text:p>
          </table:table-cell>
          <table:table-cell table:style-name="Table18.A3" office:value-type="string">
            <text:p text:style-name="P15">Make sure on pointing the mouse, there is a mouse-over effect. </text:p>
          </table:table-cell>
          <table:table-cell table:style-name="Table18.E3" office:value-type="string">
            <text:p text:style-name="P37">Pass</text:p>
          </table:table-cell>
          <table:table-cell table:style-name="Table18.E3" office:value-type="string">
            <text:p text:style-name="P16"/>
          </table:table-cell>
        </table:table-row>
        <table:table-row>
          <table:table-cell table:style-name="Table18.A3" office:value-type="string">
            <text:list xml:id="list33236238" text:continue-numbering="true" text:style-name="L3">
              <text:list-item>
                <text:p text:style-name="P47"/>
              </text:list-item>
            </text:list>
          </table:table-cell>
          <table:table-cell table:style-name="Table18.A3" office:value-type="string">
            <text:p text:style-name="P15">Mouse over the “Register” button symbol changed on Menu bar</text:p>
          </table:table-cell>
          <table:table-cell table:style-name="Table18.A3" office:value-type="string">
            <text:p text:style-name="P15">Move the mouse over the “Register” button</text:p>
          </table:table-cell>
          <table:table-cell table:style-name="Table18.A3" office:value-type="string">
            <text:p text:style-name="P15">Make sure the mouse pointer changed to hand symbol and border appears around “Registration” on menu tab</text:p>
          </table:table-cell>
          <table:table-cell table:style-name="Table18.E3" office:value-type="string">
            <text:p text:style-name="P37">Pass</text:p>
          </table:table-cell>
          <table:table-cell table:style-name="Table18.E3" office:value-type="string">
            <text:p text:style-name="P16"/>
          </table:table-cell>
        </table:table-row>
        <table:table-row>
          <table:table-cell table:style-name="Table18.A3" office:value-type="string">
            <text:list xml:id="list33237483" text:continue-numbering="true" text:style-name="L3">
              <text:list-item>
                <text:p text:style-name="P47"/>
              </text:list-item>
            </text:list>
          </table:table-cell>
          <table:table-cell table:style-name="Table18.A3" office:value-type="string">
            <text:p text:style-name="P15">Mouse over the “Login” button symbol changed on registration page</text:p>
          </table:table-cell>
          <table:table-cell table:style-name="Table18.A3" office:value-type="string">
            <text:p text:style-name="P15">Move the mouse over the “Login” button </text:p>
          </table:table-cell>
          <table:table-cell table:style-name="Table18.A3" office:value-type="string">
            <text:p text:style-name="P15">Make sure the mouse pointer change to hand symbol </text:p>
          </table:table-cell>
          <table:table-cell table:style-name="Table18.E3" office:value-type="string">
            <text:p text:style-name="P37">Pass</text:p>
          </table:table-cell>
          <table:table-cell table:style-name="Table18.E3" office:value-type="string">
            <text:p text:style-name="P16"/>
          </table:table-cell>
        </table:table-row>
        <table:table-row>
          <table:table-cell table:style-name="Table18.A3" office:value-type="string">
            <text:list xml:id="list33220020" text:continue-numbering="true" text:style-name="L3">
              <text:list-item>
                <text:p text:style-name="P47"/>
              </text:list-item>
            </text:list>
          </table:table-cell>
          <table:table-cell table:style-name="Table18.A3" office:value-type="string">
            <text:p text:style-name="P15">Mouse over the “Login” button</text:p>
          </table:table-cell>
          <table:table-cell table:style-name="Table18.A3" office:value-type="string">
            <text:p text:style-name="P15">Move the mouse over the “Login” button </text:p>
          </table:table-cell>
          <table:table-cell table:style-name="Table18.A3" office:value-type="string">
            <text:p text:style-name="P15">Make sure the “Login” text color <text:s/>change </text:p>
          </table:table-cell>
          <table:table-cell table:style-name="Table18.E3" office:value-type="string">
            <text:p text:style-name="P37">Pass</text:p>
          </table:table-cell>
          <table:table-cell table:style-name="Table18.E3" office:value-type="string">
            <text:p text:style-name="P16"/>
          </table:table-cell>
        </table:table-row>
        <table:table-row>
          <table:table-cell table:style-name="Table18.A3" office:value-type="string">
            <text:list xml:id="list33219949" text:continue-numbering="true" text:style-name="L3">
              <text:list-item>
                <text:p text:style-name="P47"/>
              </text:list-item>
            </text:list>
          </table:table-cell>
          <table:table-cell table:style-name="Table18.A3" office:value-type="string">
            <text:p text:style-name="P15">Mouse over the “Login” button</text:p>
          </table:table-cell>
          <table:table-cell table:style-name="Table18.A3" office:value-type="string">
            <text:p text:style-name="P15">Point the mouse over the “Register” button </text:p>
          </table:table-cell>
          <table:table-cell table:style-name="Table18.A3" office:value-type="string">
            <text:p text:style-name="P15">Make sure tool tip message should display as: “Login” </text:p>
          </table:table-cell>
          <table:table-cell table:style-name="Table18.E3" office:value-type="string">
            <text:p text:style-name="P37">Pass</text:p>
          </table:table-cell>
          <table:table-cell table:style-name="Table18.E3" office:value-type="string">
            <text:p text:style-name="P16"/>
          </table:table-cell>
        </table:table-row>
        <table:table-row>
          <table:table-cell table:style-name="Table18.A3" office:value-type="string">
            <text:list xml:id="list33216122" text:continue-numbering="true" text:style-name="L3">
              <text:list-item>
                <text:p text:style-name="P47"/>
              </text:list-item>
            </text:list>
          </table:table-cell>
          <table:table-cell table:style-name="Table18.A3" office:value-type="string">
            <text:p text:style-name="P15">Mouse over the “Login” button</text:p>
          </table:table-cell>
          <table:table-cell table:style-name="Table18.A3" office:value-type="string">
            <text:p text:style-name="P15">Point the mouse over the “Login” button </text:p>
          </table:table-cell>
          <table:table-cell table:style-name="Table18.A3" office:value-type="string">
            <text:p text:style-name="P15">Make sure on pointing the mouse, there is a mouse-over effect. </text:p>
          </table:table-cell>
          <table:table-cell table:style-name="Table18.E3" office:value-type="string">
            <text:p text:style-name="P37">Pass</text:p>
          </table:table-cell>
          <table:table-cell table:style-name="Table18.E3" office:value-type="string">
            <text:p text:style-name="P16"/>
          </table:table-cell>
        </table:table-row>
        <text:soft-page-break/>
        <table:table-row>
          <table:table-cell table:style-name="Table18.A3" office:value-type="string">
            <text:list xml:id="list33216101" text:continue-numbering="true" text:style-name="L3">
              <text:list-item>
                <text:p text:style-name="P47"/>
              </text:list-item>
            </text:list>
          </table:table-cell>
          <table:table-cell table:style-name="Table18.A3" office:value-type="string">
            <text:p text:style-name="P15">Mouse over the “Login” button symbol changed on Menu bar</text:p>
          </table:table-cell>
          <table:table-cell table:style-name="Table18.A3" office:value-type="string">
            <text:p text:style-name="P15">Move the mouse over the “Login” button</text:p>
          </table:table-cell>
          <table:table-cell table:style-name="Table18.A3" office:value-type="string">
            <text:p text:style-name="P15">Make sure the mouse pointer changed to hand symbol and border appears around “Login” on menu tab</text:p>
          </table:table-cell>
          <table:table-cell table:style-name="Table18.E3" office:value-type="string">
            <text:p text:style-name="P37">Pass</text:p>
          </table:table-cell>
          <table:table-cell table:style-name="Table18.E3" office:value-type="string">
            <text:p text:style-name="P16"/>
          </table:table-cell>
        </table:table-row>
        <table:table-row>
          <table:table-cell table:style-name="Table18.A3" office:value-type="string">
            <text:list xml:id="list33239648" text:continue-numbering="true" text:style-name="L3">
              <text:list-item>
                <text:p text:style-name="P47"/>
              </text:list-item>
            </text:list>
          </table:table-cell>
          <table:table-cell table:style-name="Table18.A3" office:value-type="string">
            <text:p text:style-name="P15">Mouse over “Registration as a new user” </text:p>
          </table:table-cell>
          <table:table-cell table:style-name="Table18.A3" office:value-type="string">
            <text:p text:style-name="P15">Mouse over “Registration as a new user” tab on Login page </text:p>
          </table:table-cell>
          <table:table-cell table:style-name="Table18.A3" office:value-type="string">
            <text:p text:style-name="P15">Make sure the mouse pointer change to hand symbol </text:p>
          </table:table-cell>
          <table:table-cell table:style-name="Table18.E3" office:value-type="string">
            <text:p text:style-name="P37">Pass</text:p>
          </table:table-cell>
          <table:table-cell table:style-name="Table18.E3" office:value-type="string">
            <text:p text:style-name="P16"/>
          </table:table-cell>
        </table:table-row>
        <table:table-row>
          <table:table-cell table:style-name="Table18.A3" office:value-type="string">
            <text:list xml:id="list33213540" text:continue-numbering="true" text:style-name="L3">
              <text:list-item>
                <text:p text:style-name="P47"/>
              </text:list-item>
            </text:list>
          </table:table-cell>
          <table:table-cell table:style-name="Table18.A3" office:value-type="string">
            <text:p text:style-name="P15">Mouse over “Registration as a new user” </text:p>
          </table:table-cell>
          <table:table-cell table:style-name="Table18.A3" office:value-type="string">
            <text:p text:style-name="P15">Mouse over “Registration as new user” tab on Login page </text:p>
          </table:table-cell>
          <table:table-cell table:style-name="Table18.A3" office:value-type="string">
            <text:p text:style-name="P15">Make sure the “Registration as a new user” tab text color change </text:p>
          </table:table-cell>
          <table:table-cell table:style-name="Table18.E3" office:value-type="string">
            <text:p text:style-name="P37">Pass</text:p>
          </table:table-cell>
          <table:table-cell table:style-name="Table18.E3" office:value-type="string">
            <text:p text:style-name="P16"/>
          </table:table-cell>
        </table:table-row>
        <table:table-row>
          <table:table-cell table:style-name="Table18.A3" office:value-type="string">
            <text:list xml:id="list33222894" text:continue-numbering="true" text:style-name="L3">
              <text:list-item>
                <text:p text:style-name="P47"/>
              </text:list-item>
            </text:list>
          </table:table-cell>
          <table:table-cell table:style-name="Table18.A3" office:value-type="string">
            <text:p text:style-name="P15"/>
          </table:table-cell>
          <table:table-cell table:style-name="Table18.A3" office:value-type="string">
            <text:p text:style-name="P15"/>
          </table:table-cell>
          <table:table-cell table:style-name="Table18.A3" office:value-type="string">
            <text:p text:style-name="P15"/>
          </table:table-cell>
          <table:table-cell table:style-name="Table18.E3" office:value-type="string">
            <text:p text:style-name="P16"/>
          </table:table-cell>
          <table:table-cell table:style-name="Table18.E3" office:value-type="string">
            <text:p text:style-name="P16"/>
          </table:table-cell>
        </table:table-row>
        <table:table-row>
          <table:table-cell table:style-name="Table18.A3" office:value-type="string">
            <text:list xml:id="list33224270" text:continue-numbering="true" text:style-name="L3">
              <text:list-item>
                <text:p text:style-name="P47"/>
              </text:list-item>
            </text:list>
          </table:table-cell>
          <table:table-cell table:style-name="Table18.A3" office:value-type="string">
            <text:p text:style-name="P15"/>
          </table:table-cell>
          <table:table-cell table:style-name="Table18.A3" office:value-type="string">
            <text:p text:style-name="P15"/>
          </table:table-cell>
          <table:table-cell table:style-name="Table18.A3" office:value-type="string">
            <text:p text:style-name="P15"/>
          </table:table-cell>
          <table:table-cell table:style-name="Table18.E3" office:value-type="string">
            <text:p text:style-name="P16"/>
          </table:table-cell>
          <table:table-cell table:style-name="Table18.E3" office:value-type="string">
            <text:p text:style-name="P16"/>
          </table:table-cell>
        </table:table-row>
      </table:table>
      <text:p text:style-name="P7"/>
      <text:p text:style-name="P7">1.2.c Forgot Password</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table-cell table:style-name="Table19.A1" office:value-type="string">
            <text:p text:style-name="P24">#</text:p>
          </table:table-cell>
          <table:table-cell table:style-name="Table19.A1" office:value-type="string">
            <text:p text:style-name="P13">Scenario/Test case</text:p>
          </table:table-cell>
          <table:table-cell table:style-name="Table19.A1" office:value-type="string">
            <text:p text:style-name="P13">Input Specifications</text:p>
          </table:table-cell>
          <table:table-cell table:style-name="Table19.A1" office:value-type="string">
            <text:p text:style-name="P13">Output Specifications</text:p>
          </table:table-cell>
          <table:table-cell table:style-name="Table19.E1" office:value-type="string">
            <text:p text:style-name="P14">Pass/Fail</text:p>
          </table:table-cell>
          <table:table-cell table:style-name="Table19.E1" office:value-type="string">
            <text:p text:style-name="P14">Priority</text:p>
          </table:table-cell>
        </table:table-row>
        <table:table-row>
          <table:table-cell table:style-name="Table19.A1" office:value-type="string">
            <text:list xml:id="list1366941949103577631" text:style-name="L4">
              <text:list-item>
                <text:p text:style-name="P59"/>
              </text:list-item>
            </text:list>
          </table:table-cell>
          <table:table-cell table:style-name="Table19.A1" office:value-type="string">
            <text:p text:style-name="P18">Reject invalid password entered</text:p>
          </table:table-cell>
          <table:table-cell table:style-name="Table19.A1" office:value-type="string">
            <text:p text:style-name="P15">Go to homepage;</text:p>
            <text:p text:style-name="P15">Click Login button on menu bar;</text:p>
            <text:p text:style-name="P15">Enter user name and incorrect password</text:p>
          </table:table-cell>
          <table:table-cell table:style-name="Table19.A1" office:value-type="string">
            <text:p text:style-name="P15">Error message: “Invalid user name or password.”</text:p>
          </table:table-cell>
          <table:table-cell table:style-name="Table19.E1" office:value-type="string">
            <text:p text:style-name="P37">Pass</text:p>
          </table:table-cell>
          <table:table-cell table:style-name="Table19.E1" office:value-type="string">
            <text:p text:style-name="P16"/>
          </table:table-cell>
        </table:table-row>
        <table:table-row>
          <table:table-cell table:style-name="Table19.A3" office:value-type="string">
            <text:list xml:id="list33221943" text:continue-numbering="true" text:style-name="L4">
              <text:list-item>
                <text:p text:style-name="P48"/>
              </text:list-item>
            </text:list>
          </table:table-cell>
          <table:table-cell table:style-name="Table19.A3" office:value-type="string">
            <text:p text:style-name="P18">Reject invalid password entered (2x)</text:p>
          </table:table-cell>
          <table:table-cell table:style-name="Table19.A3" office:value-type="string">
            <text:p text:style-name="P15">Repeat Scenario 1 with valid user name criteria and invalid password</text:p>
          </table:table-cell>
          <table:table-cell table:style-name="Table19.A3" office:value-type="string">
            <text:p text:style-name="P15">Error message: “Invalid user name or password”</text:p>
          </table:table-cell>
          <table:table-cell table:style-name="Table19.E3" office:value-type="string">
            <text:p text:style-name="P37">Pass</text:p>
          </table:table-cell>
          <table:table-cell table:style-name="Table19.E3" office:value-type="string">
            <text:p text:style-name="P16"/>
          </table:table-cell>
        </table:table-row>
        <table:table-row>
          <table:table-cell table:style-name="Table19.A3" office:value-type="string">
            <text:list xml:id="list33231761" text:continue-numbering="true" text:style-name="L4">
              <text:list-item>
                <text:p text:style-name="P48"/>
              </text:list-item>
            </text:list>
          </table:table-cell>
          <table:table-cell table:style-name="Table19.A3" office:value-type="string">
            <text:p text:style-name="P18">Reject invalid password entered (3x)</text:p>
          </table:table-cell>
          <table:table-cell table:style-name="Table19.A3" office:value-type="string">
            <text:p text:style-name="P15">Repeat Scenario 1 with valid user name criteria and invalid password</text:p>
          </table:table-cell>
          <table:table-cell table:style-name="Table19.A3" office:value-type="string">
            <text:p text:style-name="P15">Error message: “Invalid user name or password”</text:p>
          </table:table-cell>
          <table:table-cell table:style-name="Table19.E3" office:value-type="string">
            <text:p text:style-name="P37">Pass</text:p>
          </table:table-cell>
          <table:table-cell table:style-name="Table19.E3" office:value-type="string">
            <text:p text:style-name="P16"/>
          </table:table-cell>
        </table:table-row>
        <table:table-row>
          <table:table-cell table:style-name="Table19.A3" office:value-type="string">
            <text:list xml:id="list33218242" text:continue-numbering="true" text:style-name="L4">
              <text:list-item>
                <text:p text:style-name="P48"/>
              </text:list-item>
            </text:list>
          </table:table-cell>
          <table:table-cell table:style-name="Table19.A3" office:value-type="string">
            <text:p text:style-name="P18">Reject invalid password entered (4x)</text:p>
          </table:table-cell>
          <table:table-cell table:style-name="Table19.A3" office:value-type="string">
            <text:p text:style-name="P15">Repeat Scenario 1 with valid user name criteria and invalid password</text:p>
          </table:table-cell>
          <table:table-cell table:style-name="Table19.A3" office:value-type="string">
            <text:p text:style-name="P15">Error message: “You are allowed 1 more attempt before you are locked out; or click “Forgot Password” button</text:p>
          </table:table-cell>
          <table:table-cell table:style-name="Table19.E3" office:value-type="string">
            <text:p text:style-name="P38">Fail</text:p>
          </table:table-cell>
          <table:table-cell table:style-name="Table19.E3" office:value-type="string">
            <text:p text:style-name="P16"/>
          </table:table-cell>
        </table:table-row>
        <table:table-row>
          <table:table-cell table:style-name="Table19.A3" office:value-type="string">
            <text:list xml:id="list33219626" text:continue-numbering="true" text:style-name="L4">
              <text:list-item>
                <text:p text:style-name="P48"/>
              </text:list-item>
            </text:list>
          </table:table-cell>
          <table:table-cell table:style-name="Table19.A3" office:value-type="string">
            <text:p text:style-name="P18">Validate link availability “Forgot Password”</text:p>
          </table:table-cell>
          <table:table-cell table:style-name="Table19.A3" office:value-type="string">
            <text:p text:style-name="P15">Go to the home page, Click Login button on menu bar, Click Forgot Password button</text:p>
          </table:table-cell>
          <table:table-cell table:style-name="Table19.A3" office:value-type="string">
            <text:p text:style-name="P15">Forgot Password screen appears</text:p>
          </table:table-cell>
          <table:table-cell table:style-name="Table19.E3" office:value-type="string">
            <text:p text:style-name="P38">Fail</text:p>
          </table:table-cell>
          <table:table-cell table:style-name="Table19.E3" office:value-type="string">
            <text:p text:style-name="P16"/>
          </table:table-cell>
        </table:table-row>
        <text:soft-page-break/>
        <table:table-row>
          <table:table-cell table:style-name="Table19.A3" office:value-type="string">
            <text:list xml:id="list33225208" text:continue-numbering="true" text:style-name="L4">
              <text:list-item>
                <text:p text:style-name="P48"/>
              </text:list-item>
            </text:list>
          </table:table-cell>
          <table:table-cell table:style-name="Table19.A3" office:value-type="string">
            <text:p text:style-name="P18"/>
          </table:table-cell>
          <table:table-cell table:style-name="Table19.A3" office:value-type="string">
            <text:p text:style-name="P15"/>
          </table:table-cell>
          <table:table-cell table:style-name="Table19.A3" office:value-type="string">
            <text:p text:style-name="P15"/>
          </table:table-cell>
          <table:table-cell table:style-name="Table19.E3" office:value-type="string">
            <text:p text:style-name="P16"/>
          </table:table-cell>
          <table:table-cell table:style-name="Table19.E3" office:value-type="string">
            <text:p text:style-name="P16"/>
          </table:table-cell>
        </table:table-row>
      </table:table>
      <text:p text:style-name="P4"/>
      <text:p text:style-name="P4"/>
      <text:list xml:id="list3559478521812670636" text:style-name="L5">
        <text:list-item>
          <text:p text:style-name="P40">– Home page Picture Links <text:s/>(on bottom of page)</text:p>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24">#</text:p>
          </table:table-cell>
          <table:table-cell table:style-name="Table20.A1" office:value-type="string">
            <text:p text:style-name="P13">Scenario/Test case</text:p>
          </table:table-cell>
          <table:table-cell table:style-name="Table20.A1" office:value-type="string">
            <text:p text:style-name="P13">Input Specifications</text:p>
          </table:table-cell>
          <table:table-cell table:style-name="Table20.A1" office:value-type="string">
            <text:p text:style-name="P13">Output Specifications</text:p>
          </table:table-cell>
          <table:table-cell table:style-name="Table20.E1" office:value-type="string">
            <text:p text:style-name="P14">Pass/Fail</text:p>
          </table:table-cell>
          <table:table-cell table:style-name="Table20.E1" office:value-type="string">
            <text:p text:style-name="P14">Priority</text:p>
          </table:table-cell>
        </table:table-row>
        <table:table-row>
          <table:table-cell table:style-name="Table20.A1" office:value-type="string">
            <text:list xml:id="list190328771785533138" text:style-name="L6">
              <text:list-item>
                <text:p text:style-name="P60"/>
              </text:list-item>
            </text:list>
          </table:table-cell>
          <table:table-cell table:style-name="Table20.A1" office:value-type="string">
            <text:p text:style-name="P15">Validate Review Picture Link(on left)</text:p>
          </table:table-cell>
          <table:table-cell table:style-name="Table20.A1" office:value-type="string">
            <text:p text:style-name="P18">Go to home page; </text:p>
            <text:p text:style-name="P18">Click Review Picture icon;</text:p>
            <text:p text:style-name="P18"><text:s/></text:p>
            <text:p text:style-name="P18"/>
          </table:table-cell>
          <table:table-cell table:style-name="Table20.A1" office:value-type="string">
            <text:p text:style-name="P15">Taken to the “Choose Review”page</text:p>
          </table:table-cell>
          <table:table-cell table:style-name="Table20.E1" office:value-type="string">
            <text:p text:style-name="P37">Pass</text:p>
          </table:table-cell>
          <table:table-cell table:style-name="Table20.E1" office:value-type="string">
            <text:p text:style-name="P16"/>
          </table:table-cell>
        </table:table-row>
        <table:table-row>
          <table:table-cell table:style-name="Table20.A3" office:value-type="string">
            <text:list xml:id="list33224122" text:continue-numbering="true" text:style-name="L6">
              <text:list-item>
                <text:p text:style-name="P49"/>
              </text:list-item>
            </text:list>
          </table:table-cell>
          <table:table-cell table:style-name="Table20.A3" office:value-type="string">
            <text:p text:style-name="P15">Validate “Write a Location Review” button from the Choose Review</text:p>
          </table:table-cell>
          <table:table-cell table:style-name="Table20.A3" office:value-type="string">
            <text:p text:style-name="P15">Click on Write a Location Review button</text:p>
          </table:table-cell>
          <table:table-cell table:style-name="Table20.A3" office:value-type="string">
            <text:p text:style-name="P15">Taken to the “Create a Review”page</text:p>
          </table:table-cell>
          <table:table-cell table:style-name="Table20.E3" office:value-type="string">
            <text:p text:style-name="P37">Pass</text:p>
          </table:table-cell>
          <table:table-cell table:style-name="Table20.E3" office:value-type="string">
            <text:p text:style-name="P16"/>
          </table:table-cell>
        </table:table-row>
        <table:table-row>
          <table:table-cell table:style-name="Table20.A3" office:value-type="string">
            <text:list xml:id="list33226094" text:continue-numbering="true" text:style-name="L6">
              <text:list-item>
                <text:p text:style-name="P49"/>
              </text:list-item>
            </text:list>
          </table:table-cell>
          <table:table-cell table:style-name="Table20.A3" office:value-type="string">
            <text:p text:style-name="P15">Validate “Write an Activity Review” button</text:p>
          </table:table-cell>
          <table:table-cell table:style-name="Table20.A3" office:value-type="string">
            <text:p text:style-name="P15">Click on Write an Activity Review button</text:p>
          </table:table-cell>
          <table:table-cell table:style-name="Table20.A3" office:value-type="string">
            <text:p text:style-name="P15">Taken to the “Create a Review”page</text:p>
          </table:table-cell>
          <table:table-cell table:style-name="Table20.E3" office:value-type="string">
            <text:p text:style-name="P37">Pass</text:p>
          </table:table-cell>
          <table:table-cell table:style-name="Table20.E3" office:value-type="string">
            <text:p text:style-name="P16"/>
          </table:table-cell>
        </table:table-row>
        <table:table-row>
          <table:table-cell table:style-name="Table20.A3" office:value-type="string">
            <text:list xml:id="list33234474" text:continue-numbering="true" text:style-name="L6">
              <text:list-item>
                <text:p text:style-name="P49"/>
              </text:list-item>
            </text:list>
          </table:table-cell>
          <table:table-cell table:style-name="Table20.A3" office:value-type="string">
            <text:p text:style-name="P15">Validate “Magnifying glass” Link</text:p>
          </table:table-cell>
          <table:table-cell table:style-name="Table20.A3" office:value-type="string">
            <text:p text:style-name="P15">Click on the “Magnifying Glass” Link</text:p>
          </table:table-cell>
          <table:table-cell table:style-name="Table20.A3" office:value-type="string">
            <text:p text:style-name="P15">Taken to the “Choose a Vacation Destination” page</text:p>
          </table:table-cell>
          <table:table-cell table:style-name="Table20.E3" office:value-type="string">
            <text:p text:style-name="P37">Pass</text:p>
          </table:table-cell>
          <table:table-cell table:style-name="Table20.E3" office:value-type="string">
            <text:p text:style-name="P16"/>
          </table:table-cell>
        </table:table-row>
        <table:table-row>
          <table:table-cell table:style-name="Table20.A3" office:value-type="string">
            <text:list xml:id="list33217116" text:continue-numbering="true" text:style-name="L6">
              <text:list-item>
                <text:p text:style-name="P49"/>
              </text:list-item>
            </text:list>
          </table:table-cell>
          <table:table-cell table:style-name="Table20.A3" office:value-type="string">
            <text:p text:style-name="P15">Validate “Find a Location” button (bottom right-on home page)</text:p>
          </table:table-cell>
          <table:table-cell table:style-name="Table20.A3" office:value-type="string">
            <text:p text:style-name="P15">Click on the “Find a Location” button</text:p>
          </table:table-cell>
          <table:table-cell table:style-name="Table20.A3" office:value-type="string">
            <text:p text:style-name="P15">Taken to the Location Review page</text:p>
          </table:table-cell>
          <table:table-cell table:style-name="Table20.E3" office:value-type="string">
            <text:p text:style-name="P37">Pass</text:p>
          </table:table-cell>
          <table:table-cell table:style-name="Table20.E3" office:value-type="string">
            <text:p text:style-name="P16"/>
          </table:table-cell>
        </table:table-row>
        <table:table-row>
          <table:table-cell table:style-name="Table20.A3" office:value-type="string">
            <text:list xml:id="list33241285" text:continue-numbering="true" text:style-name="L6">
              <text:list-item>
                <text:p text:style-name="P49"/>
              </text:list-item>
            </text:list>
          </table:table-cell>
          <table:table-cell table:style-name="Table20.A3" office:value-type="string">
            <text:p text:style-name="P15">Validate “Find an Activity” button</text:p>
          </table:table-cell>
          <table:table-cell table:style-name="Table20.A3" office:value-type="string">
            <text:p text:style-name="P15">Click on “Find an Activity” button</text:p>
          </table:table-cell>
          <table:table-cell table:style-name="Table20.A3" office:value-type="string">
            <text:p text:style-name="P15">Taken to the “Activity Review”page</text:p>
          </table:table-cell>
          <table:table-cell table:style-name="Table20.E3" office:value-type="string">
            <text:p text:style-name="P37">Pass</text:p>
          </table:table-cell>
          <table:table-cell table:style-name="Table20.E3" office:value-type="string">
            <text:p text:style-name="P16"/>
          </table:table-cell>
        </table:table-row>
        <table:table-row>
          <table:table-cell table:style-name="Table20.A3" office:value-type="string">
            <text:list xml:id="list33217025" text:continue-numbering="true" text:style-name="L6">
              <text:list-item>
                <text:p text:style-name="P49"/>
              </text:list-item>
            </text:list>
          </table:table-cell>
          <table:table-cell table:style-name="Table20.A3" office:value-type="string">
            <text:p text:style-name="P15"/>
          </table:table-cell>
          <table:table-cell table:style-name="Table20.A3" office:value-type="string">
            <text:p text:style-name="P15"/>
          </table:table-cell>
          <table:table-cell table:style-name="Table20.A3" office:value-type="string">
            <text:p text:style-name="P15"/>
          </table:table-cell>
          <table:table-cell table:style-name="Table20.E3" office:value-type="string">
            <text:p text:style-name="P16"/>
          </table:table-cell>
          <table:table-cell table:style-name="Table20.E3" office:value-type="string">
            <text:p text:style-name="P16"/>
          </table:table-cell>
        </table:table-row>
        <table:table-row>
          <table:table-cell table:style-name="Table20.A3" office:value-type="string">
            <text:list xml:id="list33235107" text:continue-numbering="true" text:style-name="L6">
              <text:list-item>
                <text:p text:style-name="P49"/>
              </text:list-item>
            </text:list>
          </table:table-cell>
          <table:table-cell table:style-name="Table20.A3" office:value-type="string">
            <text:p text:style-name="P15"/>
          </table:table-cell>
          <table:table-cell table:style-name="Table20.A3" office:value-type="string">
            <text:p text:style-name="P15"/>
          </table:table-cell>
          <table:table-cell table:style-name="Table20.A3" office:value-type="string">
            <text:p text:style-name="P15"/>
          </table:table-cell>
          <table:table-cell table:style-name="Table20.E3" office:value-type="string">
            <text:p text:style-name="P16"/>
          </table:table-cell>
          <table:table-cell table:style-name="Table20.E3" office:value-type="string">
            <text:p text:style-name="P16"/>
          </table:table-cell>
        </table:table-row>
        <table:table-row>
          <table:table-cell table:style-name="Table20.A3" office:value-type="string">
            <text:list xml:id="list33222324" text:continue-numbering="true" text:style-name="L6">
              <text:list-item>
                <text:p text:style-name="P49"/>
              </text:list-item>
            </text:list>
          </table:table-cell>
          <table:table-cell table:style-name="Table20.A3" office:value-type="string">
            <text:p text:style-name="P15"/>
          </table:table-cell>
          <table:table-cell table:style-name="Table20.A3" office:value-type="string">
            <text:p text:style-name="P15"/>
          </table:table-cell>
          <table:table-cell table:style-name="Table20.A3" office:value-type="string">
            <text:p text:style-name="P15"/>
          </table:table-cell>
          <table:table-cell table:style-name="Table20.E3" office:value-type="string">
            <text:p text:style-name="P16"/>
          </table:table-cell>
          <table:table-cell table:style-name="Table20.E3" office:value-type="string">
            <text:p text:style-name="P16"/>
          </table:table-cell>
        </table:table-row>
      </table:table>
      <text:p text:style-name="P10"/>
      <text:p text:style-name="P5"/>
      <text:p text:style-name="P9">2.1 Create a Review (tab/page)</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24">#</text:p>
          </table:table-cell>
          <table:table-cell table:style-name="Table21.A1" office:value-type="string">
            <text:p text:style-name="P13">Scenario/Test case</text:p>
          </table:table-cell>
          <table:table-cell table:style-name="Table21.A1" office:value-type="string">
            <text:p text:style-name="P13">Input Specifications</text:p>
          </table:table-cell>
          <table:table-cell table:style-name="Table21.A1" office:value-type="string">
            <text:p text:style-name="P13">Output Specifications</text:p>
          </table:table-cell>
          <table:table-cell table:style-name="Table21.E1" office:value-type="string">
            <text:p text:style-name="P14">Pass/Fail</text:p>
          </table:table-cell>
          <table:table-cell table:style-name="Table21.E1" office:value-type="string">
            <text:p text:style-name="P14">Priority</text:p>
          </table:table-cell>
        </table:table-row>
        <table:table-row>
          <table:table-cell table:style-name="Table21.A1" office:value-type="string">
            <text:list xml:id="list8320540025603300114" text:style-name="L7">
              <text:list-item>
                <text:p text:style-name="P61"/>
              </text:list-item>
            </text:list>
          </table:table-cell>
          <table:table-cell table:style-name="Table21.A1" office:value-type="string">
            <text:p text:style-name="P15">Validate “Create a Review” button</text:p>
          </table:table-cell>
          <table:table-cell table:style-name="Table21.A1" office:value-type="string">
            <text:p text:style-name="P15">Go to Menu tabs on Home page</text:p>
            <text:p text:style-name="P15">Click “Create a Review” button</text:p>
            <text:p text:style-name="P15"/>
          </table:table-cell>
          <table:table-cell table:style-name="Table21.A1" office:value-type="string">
            <text:p text:style-name="P15">Taken to the “Choose Review” page</text:p>
          </table:table-cell>
          <table:table-cell table:style-name="Table21.E1" office:value-type="string">
            <text:p text:style-name="P37">Pass</text:p>
          </table:table-cell>
          <table:table-cell table:style-name="Table21.E1" office:value-type="string">
            <text:p text:style-name="P16"/>
          </table:table-cell>
        </table:table-row>
        <text:soft-page-break/>
        <table:table-row>
          <table:table-cell table:style-name="Table21.A3" office:value-type="string">
            <text:list xml:id="list33225685" text:continue-numbering="true" text:style-name="L7">
              <text:list-item>
                <text:p text:style-name="P50"/>
              </text:list-item>
            </text:list>
          </table:table-cell>
          <table:table-cell table:style-name="Table21.A3" office:value-type="string">
            <text:p text:style-name="P15">Validate “Write a Location Review” </text:p>
          </table:table-cell>
          <table:table-cell table:style-name="Table21.A3" office:value-type="string">
            <text:p text:style-name="P15">From the Choose Review page</text:p>
            <text:p text:style-name="P15">Click Write a Location Review</text:p>
          </table:table-cell>
          <table:table-cell table:style-name="Table21.A3" office:value-type="string">
            <text:p text:style-name="P15">Taken to the Location Review/Create page</text:p>
          </table:table-cell>
          <table:table-cell table:style-name="Table21.E3" office:value-type="string">
            <text:p text:style-name="P37">Pass</text:p>
          </table:table-cell>
          <table:table-cell table:style-name="Table21.E3" office:value-type="string">
            <text:p text:style-name="P16"/>
          </table:table-cell>
        </table:table-row>
        <table:table-row>
          <table:table-cell table:style-name="Table21.A3" office:value-type="string">
            <text:list xml:id="list33232629" text:continue-numbering="true" text:style-name="L7">
              <text:list-item>
                <text:p text:style-name="P50"/>
              </text:list-item>
            </text:list>
          </table:table-cell>
          <table:table-cell table:style-name="Table21.A3" office:value-type="string">
            <text:p text:style-name="P15">Validate “Write an Activity Review”</text:p>
          </table:table-cell>
          <table:table-cell table:style-name="Table21.A3" office:value-type="string">
            <text:p text:style-name="P15">From the Choose Review page</text:p>
            <text:p text:style-name="P15">Click Write an Activity Review</text:p>
          </table:table-cell>
          <table:table-cell table:style-name="Table21.A3" office:value-type="string">
            <text:p text:style-name="P15">Taken to the Activity Review/Create page</text:p>
          </table:table-cell>
          <table:table-cell table:style-name="Table21.E3" office:value-type="string">
            <text:p text:style-name="P37">Pass</text:p>
          </table:table-cell>
          <table:table-cell table:style-name="Table21.E3" office:value-type="string">
            <text:p text:style-name="P16"/>
          </table:table-cell>
        </table:table-row>
      </table:table>
      <text:p text:style-name="P2"/>
      <text:p text:style-name="P6"/>
      <text:p text:style-name="P8">2.2 Find aVacation (tab/pag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4">#</text:p>
          </table:table-cell>
          <table:table-cell table:style-name="Table1.A1" office:value-type="string">
            <text:p text:style-name="P13">Scenario/Test case</text:p>
          </table:table-cell>
          <table:table-cell table:style-name="Table1.A1" office:value-type="string">
            <text:p text:style-name="P13">Input Specifications</text:p>
          </table:table-cell>
          <table:table-cell table:style-name="Table1.A1" office:value-type="string">
            <text:p text:style-name="P13">Output Specifications</text:p>
          </table:table-cell>
          <table:table-cell table:style-name="Table1.E1" office:value-type="string">
            <text:p text:style-name="P14">Pass/Fail</text:p>
          </table:table-cell>
          <table:table-cell table:style-name="Table1.E1" office:value-type="string">
            <text:p text:style-name="P14">Priority</text:p>
          </table:table-cell>
        </table:table-row>
        <table:table-row>
          <table:table-cell table:style-name="Table1.A1" office:value-type="string">
            <text:list xml:id="list3950953700529587079" text:style-name="L8">
              <text:list-item>
                <text:p text:style-name="P62"/>
              </text:list-item>
            </text:list>
          </table:table-cell>
          <table:table-cell table:style-name="Table1.A1" office:value-type="string">
            <text:p text:style-name="P15">Validate “Find a Vacation” button</text:p>
          </table:table-cell>
          <table:table-cell table:style-name="Table1.A1" office:value-type="string">
            <text:p text:style-name="P15">Go to Menu tabs on Home page</text:p>
            <text:p text:style-name="P15">Click “Find a Vacation” button</text:p>
            <text:p text:style-name="P15"/>
          </table:table-cell>
          <table:table-cell table:style-name="Table1.A1" office:value-type="string">
            <text:p text:style-name="P15">Taken to the”Choose a Vacation” page</text:p>
          </table:table-cell>
          <table:table-cell table:style-name="Table1.E1" office:value-type="string">
            <text:p text:style-name="P37">Pass</text:p>
          </table:table-cell>
          <table:table-cell table:style-name="Table1.E1" office:value-type="string">
            <text:p text:style-name="P16"/>
          </table:table-cell>
        </table:table-row>
        <table:table-row>
          <table:table-cell table:style-name="Table1.A3" office:value-type="string">
            <text:list xml:id="list33244356" text:continue-numbering="true" text:style-name="L8">
              <text:list-item>
                <text:p text:style-name="P51"/>
              </text:list-item>
            </text:list>
          </table:table-cell>
          <table:table-cell table:style-name="Table1.A3" office:value-type="string">
            <text:p text:style-name="P15">Validate “Find a Location” </text:p>
          </table:table-cell>
          <table:table-cell table:style-name="Table1.A3" office:value-type="string">
            <text:p text:style-name="P15">From the Choose Vacation page</text:p>
            <text:p text:style-name="P15">Click “Find a Location”</text:p>
          </table:table-cell>
          <table:table-cell table:style-name="Table1.A3" office:value-type="string">
            <text:p text:style-name="P15">Taken to “Location Review” page</text:p>
          </table:table-cell>
          <table:table-cell table:style-name="Table1.E3" office:value-type="string">
            <text:p text:style-name="P37">Pass</text:p>
          </table:table-cell>
          <table:table-cell table:style-name="Table1.E3" office:value-type="string">
            <text:p text:style-name="P16"/>
          </table:table-cell>
        </table:table-row>
        <table:table-row>
          <table:table-cell table:style-name="Table1.A3" office:value-type="string">
            <text:list xml:id="list33237453" text:continue-numbering="true" text:style-name="L8">
              <text:list-item>
                <text:p text:style-name="P51"/>
              </text:list-item>
            </text:list>
          </table:table-cell>
          <table:table-cell table:style-name="Table1.A3" office:value-type="string">
            <text:p text:style-name="P15">Validate “Find an Activity”</text:p>
          </table:table-cell>
          <table:table-cell table:style-name="Table1.A3" office:value-type="string">
            <text:p text:style-name="P15">From the “Find a Vacation” page</text:p>
            <text:p text:style-name="P15">Click “Find an Activity” button</text:p>
          </table:table-cell>
          <table:table-cell table:style-name="Table1.A3" office:value-type="string">
            <text:p text:style-name="P15">Taken to “Activity Review” page</text:p>
          </table:table-cell>
          <table:table-cell table:style-name="Table1.E3" office:value-type="string">
            <text:p text:style-name="P37">Pass</text:p>
          </table:table-cell>
          <table:table-cell table:style-name="Table1.E3" office:value-type="string">
            <text:p text:style-name="P16"/>
          </table:table-cell>
        </table:table-row>
      </table:table>
      <text:p text:style-name="P27"/>
      <text:p text:style-name="P8">2.3 About (tab/pag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4">#</text:p>
          </table:table-cell>
          <table:table-cell table:style-name="Table2.A1" office:value-type="string">
            <text:p text:style-name="P13">Scenario/Test case</text:p>
          </table:table-cell>
          <table:table-cell table:style-name="Table2.A1" office:value-type="string">
            <text:p text:style-name="P13">Input Specifications</text:p>
          </table:table-cell>
          <table:table-cell table:style-name="Table2.A1" office:value-type="string">
            <text:p text:style-name="P13">Output Specifications</text:p>
          </table:table-cell>
          <table:table-cell table:style-name="Table2.E1" office:value-type="string">
            <text:p text:style-name="P14">Pass/Fail</text:p>
          </table:table-cell>
          <table:table-cell table:style-name="Table2.E1" office:value-type="string">
            <text:p text:style-name="P14">Priority</text:p>
          </table:table-cell>
        </table:table-row>
        <table:table-row>
          <table:table-cell table:style-name="Table2.A1" office:value-type="string">
            <text:list xml:id="list33237904" text:continue-numbering="true" text:style-name="L8">
              <text:list-item>
                <text:p text:style-name="P62"/>
              </text:list-item>
            </text:list>
          </table:table-cell>
          <table:table-cell table:style-name="Table2.A1" office:value-type="string">
            <text:p text:style-name="P15">Validate”About” button</text:p>
          </table:table-cell>
          <table:table-cell table:style-name="Table2.A1" office:value-type="string">
            <text:p text:style-name="P15">From the home page on the menu bar</text:p>
            <text:p text:style-name="P15">Click the “About”button</text:p>
            <text:p text:style-name="P15"/>
          </table:table-cell>
          <table:table-cell table:style-name="Table2.A1" office:value-type="string">
            <text:p text:style-name="P15">Taken to the About Page</text:p>
          </table:table-cell>
          <table:table-cell table:style-name="Table2.E1" office:value-type="string">
            <text:p text:style-name="P37">Pass</text:p>
          </table:table-cell>
          <table:table-cell table:style-name="Table2.E1" office:value-type="string">
            <text:p text:style-name="P16"/>
          </table:table-cell>
        </table:table-row>
        <table:table-row>
          <table:table-cell table:style-name="Table2.A3" office:value-type="string">
            <text:list xml:id="list33218343" text:continue-numbering="true" text:style-name="L8">
              <text:list-item>
                <text:p text:style-name="P51"/>
              </text:list-item>
            </text:list>
          </table:table-cell>
          <table:table-cell table:style-name="Table2.A3" office:value-type="string">
            <text:p text:style-name="P15">Validate “Linked In” icon</text:p>
          </table:table-cell>
          <table:table-cell table:style-name="Table2.A3" office:value-type="string">
            <text:p text:style-name="P15">From About page</text:p>
            <text:p text:style-name="P15">Click Linked In icon under picture 1 of 4</text:p>
          </table:table-cell>
          <table:table-cell table:style-name="Table2.A3" office:value-type="string">
            <text:p text:style-name="P15">Taken to the Link In sign in page</text:p>
          </table:table-cell>
          <table:table-cell table:style-name="Table2.E3" office:value-type="string">
            <text:p text:style-name="P37">Pass</text:p>
          </table:table-cell>
          <table:table-cell table:style-name="Table2.E3" office:value-type="string">
            <text:p text:style-name="P16"/>
          </table:table-cell>
        </table:table-row>
        <table:table-row>
          <table:table-cell table:style-name="Table2.A3" office:value-type="string">
            <text:list xml:id="list33224573" text:continue-numbering="true" text:style-name="L8">
              <text:list-item>
                <text:p text:style-name="P51"/>
              </text:list-item>
            </text:list>
          </table:table-cell>
          <table:table-cell table:style-name="Table2.A3" office:value-type="string">
            <text:p text:style-name="P15">Validate “Linked In” icon</text:p>
          </table:table-cell>
          <table:table-cell table:style-name="Table2.A3" office:value-type="string">
            <text:p text:style-name="P15">Repeat Scenario 5</text:p>
            <text:p text:style-name="P15">for Picture 2 of 4</text:p>
          </table:table-cell>
          <table:table-cell table:style-name="Table2.A3" office:value-type="string">
            <text:p text:style-name="P15">Taken to the Linked In sign in page</text:p>
          </table:table-cell>
          <table:table-cell table:style-name="Table2.E3" office:value-type="string">
            <text:p text:style-name="P37">Pass</text:p>
          </table:table-cell>
          <table:table-cell table:style-name="Table2.E3" office:value-type="string">
            <text:p text:style-name="P16"/>
          </table:table-cell>
        </table:table-row>
        <table:table-row>
          <table:table-cell table:style-name="Table2.A3" office:value-type="string">
            <text:list xml:id="list33242135" text:continue-numbering="true" text:style-name="L8">
              <text:list-item>
                <text:p text:style-name="P51"/>
              </text:list-item>
            </text:list>
          </table:table-cell>
          <table:table-cell table:style-name="Table2.A3" office:value-type="string">
            <text:p text:style-name="P15">Validate “Linked In” icon</text:p>
          </table:table-cell>
          <table:table-cell table:style-name="Table2.A3" office:value-type="string">
            <text:p text:style-name="P15">Repeat Scenario 5</text:p>
            <text:p text:style-name="P15">for picture 3 of 4</text:p>
          </table:table-cell>
          <table:table-cell table:style-name="Table2.A3" office:value-type="string">
            <text:p text:style-name="P15">Taken to the Linked In sign in page</text:p>
          </table:table-cell>
          <table:table-cell table:style-name="Table2.E3" office:value-type="string">
            <text:p text:style-name="P37">Pass</text:p>
          </table:table-cell>
          <table:table-cell table:style-name="Table2.E3" office:value-type="string">
            <text:p text:style-name="P16"/>
          </table:table-cell>
        </table:table-row>
        <table:table-row>
          <table:table-cell table:style-name="Table2.A3" office:value-type="string">
            <text:list xml:id="list33231027" text:continue-numbering="true" text:style-name="L8">
              <text:list-item>
                <text:p text:style-name="P51"/>
              </text:list-item>
            </text:list>
          </table:table-cell>
          <table:table-cell table:style-name="Table2.A3" office:value-type="string">
            <text:p text:style-name="P15">Validate “Linked In” icon</text:p>
          </table:table-cell>
          <table:table-cell table:style-name="Table2.A3" office:value-type="string">
            <text:p text:style-name="P15">Repeat Scenario 5</text:p>
            <text:p text:style-name="P15">for picture 4 of 4</text:p>
          </table:table-cell>
          <table:table-cell table:style-name="Table2.A3" office:value-type="string">
            <text:p text:style-name="P15">Taken to the Linked In sign in page</text:p>
          </table:table-cell>
          <table:table-cell table:style-name="Table2.E3" office:value-type="string">
            <text:p text:style-name="P37">Pass</text:p>
          </table:table-cell>
          <table:table-cell table:style-name="Table2.E3" office:value-type="string">
            <text:p text:style-name="P16"/>
          </table:table-cell>
        </table:table-row>
        <table:table-row>
          <table:table-cell table:style-name="Table2.A3" office:value-type="string">
            <text:list xml:id="list33229344" text:continue-numbering="true" text:style-name="L8">
              <text:list-item>
                <text:p text:style-name="P51"><text:soft-page-break/></text:p>
              </text:list-item>
            </text:list>
          </table:table-cell>
          <table:table-cell table:style-name="Table2.A3" office:value-type="string">
            <text:p text:style-name="P15">Validate “GitHub” icon</text:p>
          </table:table-cell>
          <table:table-cell table:style-name="Table2.A3" office:value-type="string">
            <text:p text:style-name="P15">From the About page</text:p>
            <text:p text:style-name="P15"><text:soft-page-break/>Click Github icon under picture 1 of 5</text:p>
          </table:table-cell>
          <table:table-cell table:style-name="Table2.A3" office:value-type="string">
            <text:p text:style-name="P15">Taken to the Github account of the <text:soft-page-break/>person pictured above it</text:p>
          </table:table-cell>
          <table:table-cell table:style-name="Table2.E3" office:value-type="string">
            <text:p text:style-name="P37">Pass</text:p>
          </table:table-cell>
          <table:table-cell table:style-name="Table2.E3" office:value-type="string">
            <text:p text:style-name="P16"/>
          </table:table-cell>
        </table:table-row>
        <table:table-row>
          <table:table-cell table:style-name="Table2.A3" office:value-type="string">
            <text:list xml:id="list33217733" text:continue-numbering="true" text:style-name="L8">
              <text:list-item>
                <text:p text:style-name="P51"/>
              </text:list-item>
            </text:list>
          </table:table-cell>
          <table:table-cell table:style-name="Table2.A3" office:value-type="string">
            <text:p text:style-name="P15">Validate “GitHub” icon</text:p>
          </table:table-cell>
          <table:table-cell table:style-name="Table2.A3" office:value-type="string">
            <text:p text:style-name="P15">Repeat Scenario 9</text:p>
            <text:p text:style-name="P15">for picture 2 of 5</text:p>
          </table:table-cell>
          <table:table-cell table:style-name="Table2.A3" office:value-type="string">
            <text:p text:style-name="P15">Taken to the Github account of the person pictured above it</text:p>
          </table:table-cell>
          <table:table-cell table:style-name="Table2.E3" office:value-type="string">
            <text:p text:style-name="P37">Pass</text:p>
          </table:table-cell>
          <table:table-cell table:style-name="Table2.E3" office:value-type="string">
            <text:p text:style-name="P16"/>
          </table:table-cell>
        </table:table-row>
        <table:table-row>
          <table:table-cell table:style-name="Table2.A3" office:value-type="string">
            <text:list xml:id="list33225220" text:continue-numbering="true" text:style-name="L8">
              <text:list-item>
                <text:p text:style-name="P51"/>
              </text:list-item>
            </text:list>
          </table:table-cell>
          <table:table-cell table:style-name="Table2.A3" office:value-type="string">
            <text:p text:style-name="P15">Validate “GitHub” icon</text:p>
          </table:table-cell>
          <table:table-cell table:style-name="Table2.A3" office:value-type="string">
            <text:p text:style-name="P15">Repeat Scenario 9</text:p>
            <text:p text:style-name="P15">for picture 3 of 5</text:p>
          </table:table-cell>
          <table:table-cell table:style-name="Table2.A3" office:value-type="string">
            <text:p text:style-name="P15">Taken to the Github account of the person pictured above it</text:p>
          </table:table-cell>
          <table:table-cell table:style-name="Table2.E3" office:value-type="string">
            <text:p text:style-name="P37">Pass</text:p>
          </table:table-cell>
          <table:table-cell table:style-name="Table2.E3" office:value-type="string">
            <text:p text:style-name="P16"/>
          </table:table-cell>
        </table:table-row>
        <table:table-row>
          <table:table-cell table:style-name="Table2.A3" office:value-type="string">
            <text:list xml:id="list33238260" text:continue-numbering="true" text:style-name="L8">
              <text:list-item>
                <text:p text:style-name="P51"/>
              </text:list-item>
            </text:list>
          </table:table-cell>
          <table:table-cell table:style-name="Table2.A3" office:value-type="string">
            <text:p text:style-name="P15">Validate “GitHub” icon</text:p>
          </table:table-cell>
          <table:table-cell table:style-name="Table2.A3" office:value-type="string">
            <text:p text:style-name="P15">Repeat Scenario 9</text:p>
            <text:p text:style-name="P15">for picture 4 of 5</text:p>
          </table:table-cell>
          <table:table-cell table:style-name="Table2.A3" office:value-type="string">
            <text:p text:style-name="P15">Taken to the Github account of the person pictured above it</text:p>
          </table:table-cell>
          <table:table-cell table:style-name="Table2.E3" office:value-type="string">
            <text:p text:style-name="P37">Pass</text:p>
          </table:table-cell>
          <table:table-cell table:style-name="Table2.E3" office:value-type="string">
            <text:p text:style-name="P16"/>
          </table:table-cell>
        </table:table-row>
        <table:table-row>
          <table:table-cell table:style-name="Table2.A3" office:value-type="string">
            <text:list xml:id="list33215898" text:continue-numbering="true" text:style-name="L8">
              <text:list-item>
                <text:p text:style-name="P51"/>
              </text:list-item>
            </text:list>
          </table:table-cell>
          <table:table-cell table:style-name="Table2.A3" office:value-type="string">
            <text:p text:style-name="P15">Validate “GitHub” icon</text:p>
          </table:table-cell>
          <table:table-cell table:style-name="Table2.A3" office:value-type="string">
            <text:p text:style-name="P15">Repeat Scenario 9</text:p>
            <text:p text:style-name="P15">for picture 4 of 5</text:p>
          </table:table-cell>
          <table:table-cell table:style-name="Table2.A3" office:value-type="string">
            <text:p text:style-name="P15">Taken to the Github account of the person pictured above it</text:p>
          </table:table-cell>
          <table:table-cell table:style-name="Table2.E3" office:value-type="string">
            <text:p text:style-name="P37">Pass</text:p>
          </table:table-cell>
          <table:table-cell table:style-name="Table2.E3" office:value-type="string">
            <text:p text:style-name="P16"/>
          </table:table-cell>
        </table:table-row>
      </table:table>
      <text:p text:style-name="P27"/>
      <text:p text:style-name="P6"/>
      <text:p text:style-name="P6"/>
      <text:p text:style-name="P6"/>
      <text:p text:style-name="P23">3.0 – Search </text:p>
      <text:p text:style-name="P8">3.1 Search Box</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table-cell table:style-name="Table23.A1" office:value-type="string">
            <text:p text:style-name="P24">#</text:p>
          </table:table-cell>
          <table:table-cell table:style-name="Table23.A1" office:value-type="string">
            <text:p text:style-name="P13">Scenario/Test case</text:p>
          </table:table-cell>
          <table:table-cell table:style-name="Table23.A1" office:value-type="string">
            <text:p text:style-name="P13">Input Specifications</text:p>
          </table:table-cell>
          <table:table-cell table:style-name="Table23.A1" office:value-type="string">
            <text:p text:style-name="P13">Output Specifications</text:p>
          </table:table-cell>
          <table:table-cell table:style-name="Table23.E1" office:value-type="string">
            <text:p text:style-name="P14">Pass/Fail</text:p>
          </table:table-cell>
          <table:table-cell table:style-name="Table23.E1" office:value-type="string">
            <text:p text:style-name="P14">Priority</text:p>
          </table:table-cell>
        </table:table-row>
        <table:table-row>
          <table:table-cell table:style-name="Table23.A1" office:value-type="string">
            <text:list xml:id="list6259161593174104722" text:style-name="L9">
              <text:list-item>
                <text:p text:style-name="P63"/>
              </text:list-item>
            </text:list>
          </table:table-cell>
          <table:table-cell table:style-name="Table23.A1" office:value-type="string">
            <text:p text:style-name="P15">Validate “Search” box</text:p>
          </table:table-cell>
          <table:table-cell table:style-name="Table23.A1" office:value-type="string">
            <text:p text:style-name="P15">Go the home page, without typing data in the search box, put cursor in box and click enter</text:p>
          </table:table-cell>
          <table:table-cell table:style-name="Table23.A1" office:value-type="string">
            <text:p text:style-name="P15">Taken to the “Search” results page</text:p>
          </table:table-cell>
          <table:table-cell table:style-name="Table23.E1" office:value-type="string">
            <text:p text:style-name="P37">Pass</text:p>
          </table:table-cell>
          <table:table-cell table:style-name="Table23.E1" office:value-type="string">
            <text:p text:style-name="P16"/>
          </table:table-cell>
        </table:table-row>
        <table:table-row>
          <table:table-cell table:style-name="Table23.A3" office:value-type="string">
            <text:list xml:id="list33239813" text:continue-numbering="true" text:style-name="L9">
              <text:list-item>
                <text:p text:style-name="P52"/>
              </text:list-item>
            </text:list>
          </table:table-cell>
          <table:table-cell table:style-name="Table23.A3" office:value-type="string">
            <text:p text:style-name="P15">Accept valid data entered in Search box</text:p>
          </table:table-cell>
          <table:table-cell table:style-name="Table23.A3" office:value-type="string">
            <text:p text:style-name="P15">From the home page</text:p>
            <text:p text:style-name="P15">Enter any data in search box</text:p>
            <text:p text:style-name="P15">Click enter</text:p>
          </table:table-cell>
          <table:table-cell table:style-name="Table23.A3" office:value-type="string">
            <text:p text:style-name="P15">Taken to the “Search” results page</text:p>
          </table:table-cell>
          <table:table-cell table:style-name="Table23.E3" office:value-type="string">
            <text:p text:style-name="P37">Pass</text:p>
          </table:table-cell>
          <table:table-cell table:style-name="Table23.E3" office:value-type="string">
            <text:p text:style-name="P16"/>
          </table:table-cell>
        </table:table-row>
        <table:table-row>
          <table:table-cell table:style-name="Table23.A3" office:value-type="string">
            <text:list xml:id="list33227191" text:continue-numbering="true" text:style-name="L9">
              <text:list-item>
                <text:p text:style-name="P52"/>
              </text:list-item>
            </text:list>
          </table:table-cell>
          <table:table-cell table:style-name="Table23.A3" office:value-type="string">
            <text:p text:style-name="P15"/>
          </table:table-cell>
          <table:table-cell table:style-name="Table23.A3" office:value-type="string">
            <text:p text:style-name="P15"/>
          </table:table-cell>
          <table:table-cell table:style-name="Table23.A3" office:value-type="string">
            <text:p text:style-name="P15"/>
          </table:table-cell>
          <table:table-cell table:style-name="Table23.E3" office:value-type="string">
            <text:p text:style-name="P16"/>
          </table:table-cell>
          <table:table-cell table:style-name="Table23.E3" office:value-type="string">
            <text:p text:style-name="P16"/>
          </table:table-cell>
        </table:table-row>
      </table:table>
      <text:p text:style-name="P8"/>
      <text:p text:style-name="P8"><text:soft-page-break/>3.2 MI Vacation Surf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table-cell table:style-name="Table24.A1" office:value-type="string">
            <text:p text:style-name="P24">#</text:p>
          </table:table-cell>
          <table:table-cell table:style-name="Table24.A1" office:value-type="string">
            <text:p text:style-name="P13">Scenario/Test case</text:p>
          </table:table-cell>
          <table:table-cell table:style-name="Table24.A1" office:value-type="string">
            <text:p text:style-name="P13">Input Specifications</text:p>
          </table:table-cell>
          <table:table-cell table:style-name="Table24.A1" office:value-type="string">
            <text:p text:style-name="P13">Output Specifications</text:p>
          </table:table-cell>
          <table:table-cell table:style-name="Table24.E1" office:value-type="string">
            <text:p text:style-name="P14">Pass/Fail</text:p>
          </table:table-cell>
          <table:table-cell table:style-name="Table24.E1" office:value-type="string">
            <text:p text:style-name="P14">Priority</text:p>
          </table:table-cell>
        </table:table-row>
        <table:table-row>
          <table:table-cell table:style-name="Table24.A1" office:value-type="string">
            <text:list xml:id="list6783620505770922391" text:style-name="L10">
              <text:list-item>
                <text:p text:style-name="P64"/>
              </text:list-item>
            </text:list>
          </table:table-cell>
          <table:table-cell table:style-name="Table24.A1" office:value-type="string">
            <text:p text:style-name="P15">Validate “MI Vacation Surfer”</text:p>
          </table:table-cell>
          <table:table-cell table:style-name="Table24.A1" office:value-type="string">
            <text:p text:style-name="P15">From the home page</text:p>
            <text:p text:style-name="P15">Click on “MI Vacation Surfer” button</text:p>
            <text:p text:style-name="P15"/>
          </table:table-cell>
          <table:table-cell table:style-name="Table24.A1" office:value-type="string">
            <text:p text:style-name="P15">Page refresh and/or you are taken to the website's home page</text:p>
          </table:table-cell>
          <table:table-cell table:style-name="Table24.E1" office:value-type="string">
            <text:p text:style-name="P37">Pass</text:p>
          </table:table-cell>
          <table:table-cell table:style-name="Table24.E1" office:value-type="string">
            <text:p text:style-name="P16"/>
          </table:table-cell>
        </table:table-row>
        <table:table-row>
          <table:table-cell table:style-name="Table24.A3" office:value-type="string">
            <text:list xml:id="list33217037" text:continue-numbering="true" text:style-name="L10">
              <text:list-item>
                <text:p text:style-name="P53"/>
              </text:list-item>
            </text:list>
          </table:table-cell>
          <table:table-cell table:style-name="Table24.A3" office:value-type="string">
            <text:p text:style-name="P15">Validate “MI Logo”</text:p>
          </table:table-cell>
          <table:table-cell table:style-name="Table24.A3" office:value-type="string">
            <text:p text:style-name="P15">From any page</text:p>
            <text:p text:style-name="P15">Click on the MI logo</text:p>
          </table:table-cell>
          <table:table-cell table:style-name="Table24.A3" office:value-type="string">
            <text:p text:style-name="P15">Page Refresh and/or Taken to the Website's home page</text:p>
          </table:table-cell>
          <table:table-cell table:style-name="Table24.E3" office:value-type="string">
            <text:p text:style-name="P37">Pass</text:p>
          </table:table-cell>
          <table:table-cell table:style-name="Table24.E3" office:value-type="string">
            <text:p text:style-name="P16"/>
          </table:table-cell>
        </table:table-row>
        <table:table-row>
          <table:table-cell table:style-name="Table24.A3" office:value-type="string">
            <text:list xml:id="list33216578" text:continue-numbering="true" text:style-name="L10">
              <text:list-item>
                <text:p text:style-name="P53"/>
              </text:list-item>
            </text:list>
          </table:table-cell>
          <table:table-cell table:style-name="Table24.A3" office:value-type="string">
            <text:p text:style-name="P15"/>
          </table:table-cell>
          <table:table-cell table:style-name="Table24.A3" office:value-type="string">
            <text:p text:style-name="P15"/>
          </table:table-cell>
          <table:table-cell table:style-name="Table24.A3" office:value-type="string">
            <text:p text:style-name="P15"/>
          </table:table-cell>
          <table:table-cell table:style-name="Table24.E3" office:value-type="string">
            <text:p text:style-name="P16"/>
          </table:table-cell>
          <table:table-cell table:style-name="Table24.E3" office:value-type="string">
            <text:p text:style-name="P16"/>
          </table:table-cell>
        </table:table-row>
      </table:table>
      <text:p text:style-name="P2"/>
      <text:p text:style-name="P23">4.0 – Create Location Review</text:p>
      <text:p text:style-name="P8">4.1 Creat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table-cell table:style-name="Table25.A1" office:value-type="string">
            <text:p text:style-name="P24">#</text:p>
          </table:table-cell>
          <table:table-cell table:style-name="Table25.A1" office:value-type="string">
            <text:p text:style-name="P13">Scenario/Test case</text:p>
          </table:table-cell>
          <table:table-cell table:style-name="Table25.A1" office:value-type="string">
            <text:p text:style-name="P13">Input Specifications</text:p>
          </table:table-cell>
          <table:table-cell table:style-name="Table25.A1" office:value-type="string">
            <text:p text:style-name="P13">Output Specifications</text:p>
          </table:table-cell>
          <table:table-cell table:style-name="Table25.E1" office:value-type="string">
            <text:p text:style-name="P14">Pass/Fail</text:p>
          </table:table-cell>
          <table:table-cell table:style-name="Table25.E1" office:value-type="string">
            <text:p text:style-name="P14">Priority</text:p>
          </table:table-cell>
        </table:table-row>
        <table:table-row>
          <table:table-cell table:style-name="Table25.A1" office:value-type="string">
            <text:list xml:id="list6175395754237432489" text:style-name="L11">
              <text:list-item>
                <text:p text:style-name="P65"/>
              </text:list-item>
            </text:list>
          </table:table-cell>
          <table:table-cell table:style-name="Table25.A1" office:value-type="string">
            <text:p text:style-name="P15">Validate “Create” button</text:p>
          </table:table-cell>
          <table:table-cell table:style-name="Table25.A1" office:value-type="string">
            <text:p text:style-name="P15">From the home page on the menu tab</text:p>
            <text:p text:style-name="P15">Click on the “Create a Review” button</text:p>
            <text:p text:style-name="P15">Click on Write a Location</text:p>
            <text:p text:style-name="P15">Click Create button</text:p>
          </table:table-cell>
          <table:table-cell table:style-name="Table25.A1" office:value-type="string">
            <text:p text:style-name="P15">Error:The date field is required</text:p>
            <text:p text:style-name="P15">The pros field is required</text:p>
            <text:p text:style-name="P15">The cons field is required</text:p>
          </table:table-cell>
          <table:table-cell table:style-name="Table25.E1" office:value-type="string">
            <text:p text:style-name="P37">Pass</text:p>
          </table:table-cell>
          <table:table-cell table:style-name="Table25.E1" office:value-type="string">
            <text:p text:style-name="P16"/>
          </table:table-cell>
        </table:table-row>
        <table:table-row>
          <table:table-cell table:style-name="Table25.A3" office:value-type="string">
            <text:list xml:id="list33229509" text:continue-numbering="true" text:style-name="L11">
              <text:list-item>
                <text:p text:style-name="P54"/>
              </text:list-item>
            </text:list>
          </table:table-cell>
          <table:table-cell table:style-name="Table25.A3" office:value-type="string">
            <text:p text:style-name="P15">Validate “back to List” button</text:p>
          </table:table-cell>
          <table:table-cell table:style-name="Table25.A3" office:value-type="string">
            <text:p text:style-name="P15">From the Create a Location Review page</text:p>
            <text:p text:style-name="P15">Click on “back to list” button</text:p>
          </table:table-cell>
          <table:table-cell table:style-name="Table25.A3" office:value-type="string">
            <text:p text:style-name="P15">Taken to Location Review page</text:p>
          </table:table-cell>
          <table:table-cell table:style-name="Table25.E3" office:value-type="string">
            <text:p text:style-name="P37">Pass</text:p>
          </table:table-cell>
          <table:table-cell table:style-name="Table25.E3" office:value-type="string">
            <text:p text:style-name="P16"/>
          </table:table-cell>
        </table:table-row>
        <table:table-row>
          <table:table-cell table:style-name="Table25.A3" office:value-type="string">
            <text:list xml:id="list33219544" text:continue-numbering="true" text:style-name="L11">
              <text:list-item>
                <text:p text:style-name="P54"/>
              </text:list-item>
            </text:list>
          </table:table-cell>
          <table:table-cell table:style-name="Table25.A3" office:value-type="string">
            <text:p text:style-name="P15">Validate “Edit” </text:p>
          </table:table-cell>
          <table:table-cell table:style-name="Table25.A3" office:value-type="string">
            <text:p text:style-name="P15">From the Location Review page</text:p>
            <text:p text:style-name="P15">Click on Edit button</text:p>
          </table:table-cell>
          <table:table-cell table:style-name="Table25.A3" office:value-type="string">
            <text:p text:style-name="P15">Taken to the Location Review edit page</text:p>
          </table:table-cell>
          <table:table-cell table:style-name="Table25.E3" office:value-type="string">
            <text:p text:style-name="P37">Pass</text:p>
          </table:table-cell>
          <table:table-cell table:style-name="Table25.E3" office:value-type="string">
            <text:p text:style-name="P16"/>
          </table:table-cell>
        </table:table-row>
        <table:table-row>
          <table:table-cell table:style-name="Table25.A3" office:value-type="string">
            <text:list xml:id="list33218311" text:continue-numbering="true" text:style-name="L11">
              <text:list-item>
                <text:p text:style-name="P54"/>
              </text:list-item>
            </text:list>
          </table:table-cell>
          <table:table-cell table:style-name="Table25.A3" office:value-type="string">
            <text:p text:style-name="P15">Validate “Details”</text:p>
          </table:table-cell>
          <table:table-cell table:style-name="Table25.A3" office:value-type="string">
            <text:p text:style-name="P15">From the Location Review page</text:p>
            <text:p text:style-name="P15">Click on Details button</text:p>
          </table:table-cell>
          <table:table-cell table:style-name="Table25.A3" office:value-type="string">
            <text:p text:style-name="P15">Taken to Location Review details page</text:p>
          </table:table-cell>
          <table:table-cell table:style-name="Table25.E3" office:value-type="string">
            <text:p text:style-name="P37">Pass</text:p>
          </table:table-cell>
          <table:table-cell table:style-name="Table25.E3" office:value-type="string">
            <text:p text:style-name="P16"/>
          </table:table-cell>
        </table:table-row>
        <table:table-row>
          <table:table-cell table:style-name="Table25.A3" office:value-type="string">
            <text:list xml:id="list33231286" text:continue-numbering="true" text:style-name="L11">
              <text:list-item>
                <text:p text:style-name="P54"/>
              </text:list-item>
            </text:list>
          </table:table-cell>
          <table:table-cell table:style-name="Table25.A3" office:value-type="string">
            <text:p text:style-name="P15">Validate “Delete”</text:p>
          </table:table-cell>
          <table:table-cell table:style-name="Table25.A3" office:value-type="string">
            <text:p text:style-name="P15">From the Location Review page</text:p>
            <text:p text:style-name="P15">Click on Delete button</text:p>
          </table:table-cell>
          <table:table-cell table:style-name="Table25.A3" office:value-type="string">
            <text:p text:style-name="P15">Taken to the Location Review delete page</text:p>
          </table:table-cell>
          <table:table-cell table:style-name="Table25.E3" office:value-type="string">
            <text:p text:style-name="P37">Pass</text:p>
          </table:table-cell>
          <table:table-cell table:style-name="Table25.E3" office:value-type="string">
            <text:p text:style-name="P16"/>
          </table:table-cell>
        </table:table-row>
        <table:table-row>
          <table:table-cell table:style-name="Table25.A3" office:value-type="string">
            <text:list xml:id="list33236651" text:continue-numbering="true" text:style-name="L11">
              <text:list-item>
                <text:p text:style-name="P54"/>
              </text:list-item>
            </text:list>
          </table:table-cell>
          <table:table-cell table:style-name="Table25.A3" office:value-type="string">
            <text:p text:style-name="P15">Validate “back to list” </text:p>
          </table:table-cell>
          <table:table-cell table:style-name="Table25.A3" office:value-type="string">
            <text:p text:style-name="P15">From the home page</text:p>
            <text:p text:style-name="P15">Click Create a Review button</text:p>
            <text:p text:style-name="P15">Click Write an Activity Review</text:p>
            <text:p text:style-name="P15">Click “back to list” button</text:p>
          </table:table-cell>
          <table:table-cell table:style-name="Table25.A3" office:value-type="string">
            <text:p text:style-name="P15"><text:s/>Taken to the Activity Review page</text:p>
          </table:table-cell>
          <table:table-cell table:style-name="Table25.E3" office:value-type="string">
            <text:p text:style-name="P37">Pass</text:p>
          </table:table-cell>
          <table:table-cell table:style-name="Table25.E3" office:value-type="string">
            <text:p text:style-name="P16"/>
          </table:table-cell>
        </table:table-row>
        <table:table-row>
          <table:table-cell table:style-name="Table25.A3" office:value-type="string">
            <text:list xml:id="list33215425" text:continue-numbering="true" text:style-name="L11">
              <text:list-item>
                <text:p text:style-name="P54"><text:soft-page-break/></text:p>
              </text:list-item>
            </text:list>
          </table:table-cell>
          <table:table-cell table:style-name="Table25.A3" office:value-type="string">
            <text:p text:style-name="P15">Validate “Edit” </text:p>
          </table:table-cell>
          <table:table-cell table:style-name="Table25.A3" office:value-type="string">
            <text:p text:style-name="P15">From the Activity Review page</text:p>
            <text:p text:style-name="P15"><text:soft-page-break/>Click on Edit button</text:p>
          </table:table-cell>
          <table:table-cell table:style-name="Table25.A3" office:value-type="string">
            <text:p text:style-name="P15">Taken to the Activity Review edit page</text:p>
          </table:table-cell>
          <table:table-cell table:style-name="Table25.E3" office:value-type="string">
            <text:p text:style-name="P37">Pass</text:p>
          </table:table-cell>
          <table:table-cell table:style-name="Table25.E3" office:value-type="string">
            <text:p text:style-name="P16"/>
          </table:table-cell>
        </table:table-row>
        <table:table-row>
          <table:table-cell table:style-name="Table25.A3" office:value-type="string">
            <text:list xml:id="list33222622" text:continue-numbering="true" text:style-name="L11">
              <text:list-item>
                <text:p text:style-name="P54"/>
              </text:list-item>
            </text:list>
          </table:table-cell>
          <table:table-cell table:style-name="Table25.A3" office:value-type="string">
            <text:p text:style-name="P15">Validate “Details”</text:p>
            <text:p text:style-name="P15"/>
          </table:table-cell>
          <table:table-cell table:style-name="Table25.A3" office:value-type="string">
            <text:p text:style-name="P15">From the Activity Review page</text:p>
            <text:p text:style-name="P15">Click on details button</text:p>
          </table:table-cell>
          <table:table-cell table:style-name="Table25.A3" office:value-type="string">
            <text:p text:style-name="P15">Taken to the Activity Review details page</text:p>
          </table:table-cell>
          <table:table-cell table:style-name="Table25.E3" office:value-type="string">
            <text:p text:style-name="P37">Pass</text:p>
          </table:table-cell>
          <table:table-cell table:style-name="Table25.E3" office:value-type="string">
            <text:p text:style-name="P16"/>
          </table:table-cell>
        </table:table-row>
        <table:table-row>
          <table:table-cell table:style-name="Table25.A3" office:value-type="string">
            <text:list xml:id="list33242072" text:continue-numbering="true" text:style-name="L11">
              <text:list-item>
                <text:p text:style-name="P54"/>
              </text:list-item>
            </text:list>
          </table:table-cell>
          <table:table-cell table:style-name="Table25.A3" office:value-type="string">
            <text:p text:style-name="P15">Validate “Delete”</text:p>
          </table:table-cell>
          <table:table-cell table:style-name="Table25.A3" office:value-type="string">
            <text:p text:style-name="P15">From the Activity Review page</text:p>
            <text:p text:style-name="P15">Click on delete button</text:p>
          </table:table-cell>
          <table:table-cell table:style-name="Table25.A3" office:value-type="string">
            <text:p text:style-name="P15">Taken to the Activity Review delete page</text:p>
          </table:table-cell>
          <table:table-cell table:style-name="Table25.E3" office:value-type="string">
            <text:p text:style-name="P37">Pass</text:p>
          </table:table-cell>
          <table:table-cell table:style-name="Table25.E3" office:value-type="string">
            <text:p text:style-name="P16"/>
          </table:table-cell>
        </table:table-row>
        <table:table-row>
          <table:table-cell table:style-name="Table25.A3" office:value-type="string">
            <text:list xml:id="list33232812" text:continue-numbering="true" text:style-name="L11">
              <text:list-item>
                <text:p text:style-name="P54"/>
              </text:list-item>
            </text:list>
          </table:table-cell>
          <table:table-cell table:style-name="Table25.A3" office:value-type="string">
            <text:p text:style-name="P15">Validate “Back to List”</text:p>
          </table:table-cell>
          <table:table-cell table:style-name="Table25.A3" office:value-type="string">
            <text:p text:style-name="P15">From the Activity Review details page</text:p>
            <text:p text:style-name="P15">Click on back to list button</text:p>
          </table:table-cell>
          <table:table-cell table:style-name="Table25.A3" office:value-type="string">
            <text:p text:style-name="P15">Taken to Activity Review page</text:p>
          </table:table-cell>
          <table:table-cell table:style-name="Table25.E3" office:value-type="string">
            <text:p text:style-name="P37">Pass</text:p>
          </table:table-cell>
          <table:table-cell table:style-name="Table25.E3" office:value-type="string">
            <text:p text:style-name="P16"/>
          </table:table-cell>
        </table:table-row>
        <table:table-row>
          <table:table-cell table:style-name="Table25.A3" office:value-type="string">
            <text:list xml:id="list33235685" text:continue-numbering="true" text:style-name="L11">
              <text:list-item>
                <text:p text:style-name="P54"/>
              </text:list-item>
            </text:list>
          </table:table-cell>
          <table:table-cell table:style-name="Table25.A3" office:value-type="string">
            <text:p text:style-name="P15">Validate “Edit”</text:p>
          </table:table-cell>
          <table:table-cell table:style-name="Table25.A3" office:value-type="string">
            <text:p text:style-name="P15">From the Activity Review details page</text:p>
            <text:p text:style-name="P15">Click on Edit button</text:p>
            <text:p text:style-name="P15">Edit, then Click Save</text:p>
          </table:table-cell>
          <table:table-cell table:style-name="Table25.A3" office:value-type="string">
            <text:p text:style-name="P15">Taken to Activity Review page</text:p>
          </table:table-cell>
          <table:table-cell table:style-name="Table25.E3" office:value-type="string">
            <text:p text:style-name="P37">Pass</text:p>
          </table:table-cell>
          <table:table-cell table:style-name="Table25.E3" office:value-type="string">
            <text:p text:style-name="P16"/>
          </table:table-cell>
        </table:table-row>
      </table:table>
      <text:p text:style-name="P2"/>
      <text:p text:style-name="P8">4.2 Find a Vacation page</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table-cell table:style-name="Table26.A1" office:value-type="string">
            <text:p text:style-name="P24">#</text:p>
          </table:table-cell>
          <table:table-cell table:style-name="Table26.A1" office:value-type="string">
            <text:p text:style-name="P13">Scenario/Test case</text:p>
          </table:table-cell>
          <table:table-cell table:style-name="Table26.A1" office:value-type="string">
            <text:p text:style-name="P13">Input Specifications</text:p>
          </table:table-cell>
          <table:table-cell table:style-name="Table26.A1" office:value-type="string">
            <text:p text:style-name="P13">Output Specifications</text:p>
          </table:table-cell>
          <table:table-cell table:style-name="Table26.E1" office:value-type="string">
            <text:p text:style-name="P14">Pass/Fail</text:p>
          </table:table-cell>
          <table:table-cell table:style-name="Table26.E1" office:value-type="string">
            <text:p text:style-name="P14">Priority</text:p>
          </table:table-cell>
        </table:table-row>
        <table:table-row>
          <table:table-cell table:style-name="Table26.A1" office:value-type="string">
            <text:list xml:id="list3504844531965860717" text:style-name="L12">
              <text:list-item>
                <text:p text:style-name="P66"/>
              </text:list-item>
            </text:list>
          </table:table-cell>
          <table:table-cell table:style-name="Table26.A1" office:value-type="string">
            <text:p text:style-name="P15">Validate “Create New” </text:p>
          </table:table-cell>
          <table:table-cell table:style-name="Table26.A1" office:value-type="string">
            <text:p text:style-name="P15">From the home page menu tab</text:p>
            <text:p text:style-name="P15">Click Find a Vacation</text:p>
            <text:p text:style-name="P15">Click Find an Activity</text:p>
            <text:p text:style-name="P15">Click Create New </text:p>
          </table:table-cell>
          <table:table-cell table:style-name="Table26.A1" office:value-type="string">
            <text:p text:style-name="P15">Taken to Create a new location review page</text:p>
          </table:table-cell>
          <table:table-cell table:style-name="Table26.E1" office:value-type="string">
            <text:p text:style-name="P37">Pass</text:p>
          </table:table-cell>
          <table:table-cell table:style-name="Table26.E1" office:value-type="string">
            <text:p text:style-name="P16"/>
          </table:table-cell>
        </table:table-row>
        <table:table-row>
          <table:table-cell table:style-name="Table26.A3" office:value-type="string">
            <text:list xml:id="list33213265" text:continue-numbering="true" text:style-name="L12">
              <text:list-item>
                <text:p text:style-name="P55"/>
              </text:list-item>
            </text:list>
          </table:table-cell>
          <table:table-cell table:style-name="Table26.A3" office:value-type="string">
            <text:p text:style-name="P15">Validate “Edit”</text:p>
            <text:p text:style-name="P15"/>
          </table:table-cell>
          <table:table-cell table:style-name="Table26.A3" office:value-type="string">
            <text:p text:style-name="P15">From the home page menu tab</text:p>
            <text:p text:style-name="P15">Click Find a Vacation</text:p>
            <text:p text:style-name="P15">Click Find an Activity</text:p>
            <text:p text:style-name="P15">Click Edit</text:p>
          </table:table-cell>
          <table:table-cell table:style-name="Table26.A3" office:value-type="string">
            <text:p text:style-name="P15">Taken to the Location Review edit page</text:p>
          </table:table-cell>
          <table:table-cell table:style-name="Table26.E3" office:value-type="string">
            <text:p text:style-name="P37">Pass</text:p>
          </table:table-cell>
          <table:table-cell table:style-name="Table26.E3" office:value-type="string">
            <text:p text:style-name="P16"/>
          </table:table-cell>
        </table:table-row>
        <table:table-row>
          <table:table-cell table:style-name="Table26.A3" office:value-type="string">
            <text:list xml:id="list33243463" text:continue-numbering="true" text:style-name="L12">
              <text:list-item>
                <text:p text:style-name="P55"/>
              </text:list-item>
            </text:list>
          </table:table-cell>
          <table:table-cell table:style-name="Table26.A3" office:value-type="string">
            <text:p text:style-name="P15">Validate “Details”</text:p>
          </table:table-cell>
          <table:table-cell table:style-name="Table26.A3" office:value-type="string">
            <text:p text:style-name="P15">From the home page menu tab</text:p>
            <text:p text:style-name="P15">Click Find a Vacation</text:p>
            <text:p text:style-name="P15">Click Find an Activity</text:p>
            <text:p text:style-name="P15">Click Details </text:p>
          </table:table-cell>
          <table:table-cell table:style-name="Table26.A3" office:value-type="string">
            <text:p text:style-name="P15">Taken to the Location Review details page</text:p>
          </table:table-cell>
          <table:table-cell table:style-name="Table26.E3" office:value-type="string">
            <text:p text:style-name="P37">Pass</text:p>
          </table:table-cell>
          <table:table-cell table:style-name="Table26.E3" office:value-type="string">
            <text:p text:style-name="P16"/>
          </table:table-cell>
        </table:table-row>
        <table:table-row>
          <table:table-cell table:style-name="Table26.A3" office:value-type="string">
            <text:list xml:id="list33220996" text:continue-numbering="true" text:style-name="L12">
              <text:list-item>
                <text:p text:style-name="P55"/>
              </text:list-item>
            </text:list>
          </table:table-cell>
          <table:table-cell table:style-name="Table26.A3" office:value-type="string">
            <text:p text:style-name="P15">Validate “Delete”</text:p>
          </table:table-cell>
          <table:table-cell table:style-name="Table26.A3" office:value-type="string">
            <text:p text:style-name="P15">From the home page menu tab</text:p>
            <text:p text:style-name="P15">Click Find a Vacation</text:p>
            <text:p text:style-name="P15">Click Find an Activity</text:p>
            <text:p text:style-name="P15"><text:span text:style-name="T2">Click Delete button</text:span><text:span text:style-name="T1"> </text:span></text:p>
          </table:table-cell>
          <table:table-cell table:style-name="Table26.A3" office:value-type="string">
            <text:p text:style-name="P15">Taken to the Activity Review delete page</text:p>
          </table:table-cell>
          <table:table-cell table:style-name="Table26.E3" office:value-type="string">
            <text:p text:style-name="P37">Pass</text:p>
          </table:table-cell>
          <table:table-cell table:style-name="Table26.E3" office:value-type="string">
            <text:p text:style-name="P16"/>
          </table:table-cell>
        </table:table-row>
        <table:table-row>
          <table:table-cell table:style-name="Table26.A3" office:value-type="string">
            <text:list xml:id="list33229682" text:continue-numbering="true" text:style-name="L12">
              <text:list-item>
                <text:p text:style-name="P55"/>
              </text:list-item>
            </text:list>
          </table:table-cell>
          <table:table-cell table:style-name="Table26.A3" office:value-type="string">
            <text:p text:style-name="P15">Validate “Search box”</text:p>
          </table:table-cell>
          <table:table-cell table:style-name="Table26.A3" office:value-type="string">
            <text:p text:style-name="P15">From the home page menu tab</text:p>
            <text:p text:style-name="P15">Click Find a Vacation</text:p>
            <text:p text:style-name="P15"><text:soft-page-break/>Click Find an Activity</text:p>
            <text:p text:style-name="P15"><text:span text:style-name="T2">Click Search box</text:span></text:p>
            <text:p text:style-name="P15"><text:span text:style-name="T2">Enter data in search box “biking”</text:span></text:p>
            <text:p text:style-name="P15"><text:span text:style-name="T2">Click enter</text:span></text:p>
          </table:table-cell>
          <table:table-cell table:style-name="Table26.A3" office:value-type="string">
            <text:p text:style-name="P15">Taken to the Activity Review page</text:p>
          </table:table-cell>
          <table:table-cell table:style-name="Table26.E3" office:value-type="string">
            <text:p text:style-name="P37">Pass</text:p>
          </table:table-cell>
          <table:table-cell table:style-name="Table26.E3" office:value-type="string">
            <text:p text:style-name="P16"/>
          </table:table-cell>
        </table:table-row>
      </table:table>
      <text:p text:style-name="P2"/>
      <text:p text:style-name="P41"/>
      <text:p text:style-name="P8">5.2 TBD</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4">#</text:p>
          </table:table-cell>
          <table:table-cell table:style-name="Table3.A1" office:value-type="string">
            <text:p text:style-name="P13">Scenario/Test case</text:p>
          </table:table-cell>
          <table:table-cell table:style-name="Table3.A1" office:value-type="string">
            <text:p text:style-name="P13">Input Specifications</text:p>
          </table:table-cell>
          <table:table-cell table:style-name="Table3.A1" office:value-type="string">
            <text:p text:style-name="P13">Output Specifications</text:p>
          </table:table-cell>
          <table:table-cell table:style-name="Table3.E1" office:value-type="string">
            <text:p text:style-name="P14">Pass/Fail</text:p>
          </table:table-cell>
          <table:table-cell table:style-name="Table3.E1" office:value-type="string">
            <text:p text:style-name="P14">Priority</text:p>
          </table:table-cell>
        </table:table-row>
        <table:table-row>
          <table:table-cell table:style-name="Table3.A1" office:value-type="string">
            <text:list xml:id="list6173209245589445996" text:style-name="L14">
              <text:list-item>
                <text:p text:style-name="P67"/>
              </text:list-item>
            </text:list>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E1" office:value-type="string">
            <text:p text:style-name="P16"/>
          </table:table-cell>
          <table:table-cell table:style-name="Table3.E1" office:value-type="string">
            <text:p text:style-name="P16"/>
          </table:table-cell>
        </table:table-row>
        <table:table-row>
          <table:table-cell table:style-name="Table3.A3" office:value-type="string">
            <text:list xml:id="list33221357" text:continue-numbering="true" text:style-name="L14">
              <text:list-item>
                <text:p text:style-name="P56"/>
              </text:list-item>
            </text:list>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office:value-type="string">
            <text:p text:style-name="P16"/>
          </table:table-cell>
          <table:table-cell table:style-name="Table3.E3" office:value-type="string">
            <text:p text:style-name="P16"/>
          </table:table-cell>
        </table:table-row>
        <table:table-row>
          <table:table-cell table:style-name="Table3.A3" office:value-type="string">
            <text:list xml:id="list33226015" text:continue-numbering="true" text:style-name="L14">
              <text:list-item>
                <text:p text:style-name="P56"/>
              </text:list-item>
            </text:list>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office:value-type="string">
            <text:p text:style-name="P16"/>
          </table:table-cell>
          <table:table-cell table:style-name="Table3.E3" office:value-type="string">
            <text:p text:style-name="P16"/>
          </table:table-cell>
        </table:table-row>
      </table:table>
      <text:h text:style-name="P71" text:outline-level="1">INCIDENT REPORTS</text:h>
      <text:p text:style-name="P89"><text:span text:style-name="T3">Team Ten Unit Testing Errors/Bugs</text:span> </text:p>
      <text:p text:style-name="P73"><text:span text:style-name="T3">From: QA Tester Chanell Himes-Love</text:span> </text:p>
      <text:p text:style-name="P74"> </text:p>
      <text:list xml:id="list4697644421007426639" text:style-name="L16">
        <text:list-item>
          <text:p text:style-name="P75"><text:span text:style-name="T3">On Home page, the main paragraph is posted twice.</text:span> </text:p>
        </text:list-item>
      </text:list>
      <text:list xml:id="list3982156225975074608" text:style-name="L17">
        <text:list-item>
          <text:p text:style-name="P76"><text:span text:style-name="T3">On home page, when you click on the picture that  looks like a review, it takes you to the “choose review” page, but when you click on the “review a location” link under the beach picture—nothing happens.</text:span> </text:p>
        </text:list-item>
      </text:list>
      <text:list xml:id="list1178166192308115536" text:style-name="L18">
        <text:list-item>
          <text:p text:style-name="P77"><text:span text:style-name="T3">On the home page, the button says”Have something to say about your recent Michigan vacation? Say it here!”--when you click on the button you do not have the ability to write review. Your options are to select “review a location” only.</text:span> </text:p>
        </text:list-item>
      </text:list>
      <text:list xml:id="list8267625719459833032" text:style-name="L19">
        <text:list-item>
          <text:p text:style-name="P78"><text:span text:style-name="T3">On home page, “review a location”and “review an activity” button does not work.</text:span> </text:p>
        </text:list-item>
      </text:list>
      <text:list xml:id="list498916321184882416" text:style-name="L20">
        <text:list-item>
          <text:p text:style-name="P79"><text:span text:style-name="T3">On home page, when you click the magnify class,it takes</text:span> <text:span text:style-name="T3">you to the “choose vacation” page, and the links for “search by location” and “search by activity” buttons do not work.</text:span> </text:p>
        </text:list-item>
      </text:list>
      <text:list xml:id="list5689686111209902917" text:style-name="L21">
        <text:list-item>
          <text:p text:style-name="P80"><text:span text:style-name="T3">When you click on “create a review” from the menu tab on the home page, the “review a location” and “review an activity” buttons do not</text:span> <text:span text:style-name="T3">work.</text:span> </text:p>
        </text:list-item>
      </text:list>
      <text:list xml:id="list5315637297713643497" text:style-name="L22">
        <text:list-item>
          <text:p text:style-name="P81"><text:span text:style-name="T3">When you click on “find a vacation” from the menu tab on the home page, you are unable to “search reviews of MI destinations or MI attractions.  Even though it states that you can do so. Secondly, the “search by location” and “search by activity” buttons do not work.</text:span> </text:p>
        </text:list-item>
      </text:list>
      <text:list xml:id="list4466203395648294533" text:style-name="L23">
        <text:list-item>
          <text:p text:style-name="P82"><text:span text:style-name="T3">When I typed in “summer”in the search box from the home page, it took me to the “results” page.  However when you click the “create new”button you receive an error message(HTTP 404).</text:span> </text:p>
        </text:list-item>
      </text:list>
      <text:list xml:id="list3275868729955842961" text:style-name="L24">
        <text:list-item>
          <text:p text:style-name="P83"><text:span text:style-name="T3">On the results page, same error message from above, when you click on the “edit”, “details”, and/or “delete” button.</text:span> </text:p>
        </text:list-item>
      </text:list>
      <text:list xml:id="list8182229311630871382" text:style-name="L25">
        <text:list-item>
          <text:p text:style-name="P84"><text:span text:style-name="T3">From the search box, whether I enter”Fall”, “Summer”, “Winter” etc., the reviews that are listed on the page stays the same.</text:span> </text:p>
        </text:list-item>
      </text:list>
      <text:list xml:id="list7785214450683286089" text:style-name="L26">
        <text:list-item>
          <text:p text:style-name="P85"><text:span text:style-name="T3">Also, the search box allows you to type in anything, and still get the same reviews posted.  Such as, if you type numbers, html code, words not describing a season or activity, etc.</text:span> </text:p>
        </text:list-item>
      </text:list>
      <text:list xml:id="list8615453456310654237" text:style-name="L27">
        <text:list-item>
          <text:p text:style-name="P86"><text:span text:style-name="T3">From the home page, when I click the “login” button, enter valid credentials, and click login. I receive an error message.</text:span> </text:p>
        </text:list-item>
      </text:list>
      <text:list xml:id="list4479286258266307452" text:style-name="L28">
        <text:list-item>
          <text:p text:style-name="P87"><text:span text:style-name="T3">Same as above when I tried to register.</text:span> </text:p>
        </text:list-item>
      </text:list>
      <text:list xml:id="list6342349698511733756" text:style-name="L29">
        <text:list-item>
          <text:p text:style-name="P88"><text:span text:style-name="T6"> </text:span><text:span text:style-name="T7">Lastly, I thought the site was to allow someone to search by activities, or write a review, search by season, and more. However, it does not allow any of that.</text:span><text:span text:style-name="T8"> </text:span></text:p>
        </text:list-item>
      </text:list>
      <text:p text:style-name="P26"/>
      <text:h text:style-name="P72" text:outline-level="1">RETROSPECTIVE</text:h>
      <text:p text:style-name="P3"/>
      <text:p text:style-name="P3">What worked well?</text:p>
      <text:p text:style-name="P3"/>
      <text:p text:style-name="P3">Overall, this website is great for exploring activities and/or locations for a Michigan vacation.</text:p>
      <text:p text:style-name="P3"/>
      <text:p text:style-name="P3"/>
      <text:p text:style-name="P3"/>
      <text:p text:style-name="P3"/>
      <text:p text:style-name="P3">What should be improved upon?</text:p>
      <text:p text:style-name="P3"/>
      <text:list xml:id="list4106639445899545585" text:style-name="L15">
        <text:list-item>
          <text:p text:style-name="P36">The website allows you to register as a user, however you really do not need to be registered to post a review, edit reviews or delete reviews. <text:s/>Unfortunately, any one can edit, or delete a review that is already posted to the site. As well as, change the star ratings of that review.</text:p>
        </text:list-item>
        <text:list-item>
          <text:p text:style-name="P36">There should be more activities listed on the website when you do a search. If <text:s/>I search for “biking” in the search box, I am taken to the activity review page. <text:s/>The website should take me to a list of biking activities and locations in Michigan. </text:p>
        </text:list-item>
        <text:list-item>
          <text:p text:style-name="P36">The website allows you to register as a user, once registered and you go to the login page, but have forgotten your password; there is no “forgot password” button available to click.</text:p>
        </text:list-item>
        <text:list-item>
          <text:p text:style-name="P36">The website does not offer any authentication credentials. <text:s/>I can type in the correct format for my user name and password several times without receiving a “lockout” page.</text:p>
        </text:list-item>
        <text:list-item>
          <text:p text:style-name="P36">When you go to the location review details page, and you scroll over the Mail icon, or Share icons you must click outside of the pop up box for it to disappear. <text:s/>There should be an X located inside the box for people to click in order to make the box disappear.</text:p>
        </text:list-item>
        <text:list-item>
          <text:p text:style-name="P36">The website allows you to find a location, but it takes you to the location review page. It should actually take you to a page with a list of locations which allow you to read the location reviews , if you choose.</text:p>
        </text:list-item>
        <text:list-item>
          <text:p text:style-name="P36">The website should only allow the registered user logged in the ability to edit or delete a review they created. <text:s/>At this time, anyone can edit or delete reviews on the web page.</text:p>
        </text:list-item>
        <text:list-item>
          <text:p text:style-name="P36">The website should allow you to find an activity without being taken to the activity review page. </text:p>
        </text:list-item>
        <text:list-item>
          <text:p text:style-name="P36">The website should allow registered users logged in different access to areas of the website than non-registered users.</text:p>
        </text:list-item>
        <text:list-item>
          <text:p text:style-name="P36"><text:s/>The website should allow users to search by activity type (educational, romantic, relaxing).</text:p>
        </text:list-item>
      </text:list>
      <text:p text:style-name="P3"><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Segoe UI" svg:font-family="'Segoe UI', Tahoma, Verdana, Sans-Serif"/>
    <style:font-face style:name="Times New Roman1" svg:font-family="'Times New Roman', Serif"/>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Normal" style:family="paragraph">
      <style:paragraph-properties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278in" fo:margin-bottom="0.028in" fo:line-height="100%" fo:keep-together="always" fo:hyphenation-ladder-count="no-limit" fo:keep-with-next="always"/>
      <style:text-properties fo:text-transform="uppercase" style:font-name="Calibri Light" fo:font-size="18pt" style:font-size-asian="18pt" style:font-size-complex="18pt" fo:hyphenate="tru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true" fo:hyphenation-remain-char-count="0" fo:hyphenation-push-char-count="0"/>
    </style:style>
    <style:style style:name="List_20_Paragraph" style:display-name="List Paragraph" style:family="paragraph" style:parent-style-name="Standard">
      <style:paragraph-properties fo:margin="100%" fo:margin-left="0.5in" fo:margin-right="0in" fo:margin-top="0in" fo:margin-bottom="0in" fo:hyphenation-ladder-count="no-limit" fo:text-indent="0in" style:auto-text-indent="false">
        <style:tab-stops/>
      </style:paragraph-properties>
      <style:text-properties style:font-name-complex="Mangal1" style:font-size-complex="10pt" fo:hyphenate="true" fo:hyphenation-remain-char-count="0" fo:hyphenation-push-char-count="0"/>
    </style:style>
    <style:style style:name="Normal_20__28_Web_29_" style:display-name="Normal (Web)" style:family="paragraph" style:parent-style-name="Normal">
      <style:paragraph-properties fo:margin-top="0.0693in" fo:margin-bottom="0.0799in" fo:line-height="100%" fo:hyphenation-ladder-count="no-limit"/>
      <style:text-properties style:font-name="Times New Roman" fo:font-size="12pt" style:font-size-asian="12pt" style:language-asian="en" style:country-asian="US" style:font-size-complex="12pt" style:language-complex="ar" style:country-complex="SA" fo:hyphenate="tru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835in" fo:margin-bottom="0in" fo:line-height="100%" fo:keep-together="always" fo:hyphenation-ladder-count="no-limit" fo:keep-with-next="always"/>
      <style:text-properties fo:text-transform="uppercase" style:font-name="Calibri Light" fo:font-size="14pt" style:font-size-asian="14pt" style:font-size-complex="14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in" fo:break-before="page"/>
      <style:text-properties fo:font-size="12pt" fo:font-weight="bold" style:font-size-asian="12pt" style:font-weight-asian="bold" style:font-weight-complex="bold"/>
    </style:style>
    <style:style style:name="MP2" style:family="paragraph" style:parent-style-name="Footer">
      <style:paragraph-properties fo:text-align="center" style:justify-single-word="false"/>
    </style:style>
    <style:style style:name="MP3" style:family="paragraph" style:parent-style-name="Footer">
      <style:text-properties fo:font-size="10pt" fo:font-style="italic"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1" style:page-layout-name="Mpm2">
      <style:header>
        <text:p text:style-name="MP1">“Michigan Vacation Surfer” Web App <text:s text:c="110"/>Chanell Himes-Love</text:p>
        <text:p text:style-name="MP1">Group 10<text:tab/><text:tab/><text:tab/><text:tab/><text:tab/><text:tab/><text:tab/><text:tab/><text:tab/><text:tab/><text:tab/><text:tab/><text:tab/><text:tab/>Lead QA Tester</text:p>
        <text:p text:style-name="MP1"/>
      </style:header>
      <style:footer>
        <text:p text:style-name="MP2"><text:page-number text:select-page="current">1</text:page-number></text:p>
        <text:p text:style-name="MP3">Prepared by Chanell Himes-Love</text:p>
      </style:footer>
    </style:master-page>
    <style:master-page style:name="MP2" style:page-layout-name="Mpm3">
      <style:header>
        <text:p text:style-name="MP1">“Michigan Vacation Surfer” Web App<text:tab/><text:tab/><text:tab/><text:tab/>Chanell Himes-Love</text:p>
        <text:p text:style-name="MP1">Group 10<text:tab/><text:tab/><text:tab/><text:tab/><text:tab/><text:tab/><text:tab/><text:tab/>Lead QA Tester</text:p>
        <text:p text:style-name="MP1"/>
      </style:header>
      <style:footer>
        <text:p text:style-name="MP2"><text:page-number text:select-page="current">14</text:page-number></text:p>
        <text:p text:style-name="MP3">Prepared by Chanell Himes-Lov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and Circus</meta:initial-creator>
    <meta:creation-date>2014-08-11T10:00:30.78</meta:creation-date>
    <dc:date>2014-08-15T13:04:00.37</dc:date>
    <dc:creator>Grand Circus</dc:creator>
    <meta:editing-duration>P1DT2H6M15S</meta:editing-duration>
    <meta:editing-cycles>13</meta:editing-cycles>
    <meta:generator>OpenOffice/4.1.0$Win32 OpenOffice.org_project/410m18$Build-9764</meta:generator>
    <meta:document-statistic meta:table-count="13" meta:image-count="0" meta:object-count="0" meta:page-count="14" meta:paragraph-count="568" meta:word-count="3177" meta:character-count="18821"/>
  </office:meta>
</office:document-meta>
</file>